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</office:font-face-decls>
  <office:automatic-styles>
    <style:style style:name="co1" style:family="table-column">
      <style:table-column-properties fo:break-before="auto" style:column-width="1.871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055in"/>
    </style:style>
    <style:style style:name="co4" style:family="table-column">
      <style:table-column-properties fo:break-before="auto" style:column-width="1.2701in"/>
    </style:style>
    <style:style style:name="co5" style:family="table-column">
      <style:table-column-properties fo:break-before="auto" style:column-width="1.5736in"/>
    </style:style>
    <style:style style:name="co6" style:family="table-column">
      <style:table-column-properties fo:break-before="auto" style:column-width="1.2673in"/>
    </style:style>
    <style:style style:name="co7" style:family="table-column">
      <style:table-column-properties fo:break-before="auto" style:column-width="1.598in"/>
    </style:style>
    <style:style style:name="co8" style:family="table-column">
      <style:table-column-properties fo:break-before="auto" style:column-width="1.6917in"/>
    </style:style>
    <style:style style:name="co9" style:family="table-column">
      <style:table-column-properties fo:break-before="auto" style:column-width="1.1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wrap-option="no-wrap"/>
    </style:style>
    <style:style style:name="ce3" style:family="table-cell" style:parent-style-name="Default" style:data-style-name="N61"/>
    <style:style style:name="ce4" style:family="table-cell" style:parent-style-name="Default">
      <style:table-cell-properties fo:background-color="#e8f2a1"/>
    </style:style>
    <style:style style:name="ce5" style:family="table-cell" style:parent-style-name="Default" style:data-style-name="N61">
      <style:table-cell-properties fo:background-color="transparent"/>
    </style:style>
    <style:style style:name="ce6" style:family="table-cell" style:parent-style-name="Default">
      <style:table-cell-properties fo:background-color="#ffa6a6"/>
    </style:style>
    <style:style style:name="ce7" style:family="table-cell" style:parent-style-name="Default">
      <style:table-cell-properties fo:background-color="#ffd7d7"/>
    </style:style>
    <style:style style:name="ce8" style:family="table-cell" style:parent-style-name="Default">
      <style:table-cell-properties fo:background-color="#ffdbb6"/>
    </style:style>
    <style:style style:name="ce9" style:family="table-cell" style:parent-style-name="Default">
      <style:table-cell-properties fo:background-color="#ffd8ce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 style:data-style-name="N61">
      <style:table-cell-properties fo:background-color="#ffdbb6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ext-properties fo:color="#b2b2b2"/>
    </style:style>
    <style:style style:name="ce14" style:family="table-cell" style:parent-style-name="Default" style:data-style-name="N61">
      <style:table-cell-properties fo:background-color="#ffb66c"/>
      <style:text-properties fo:color="#b2b2b2"/>
    </style:style>
    <style:style style:name="ce15" style:family="table-cell" style:parent-style-name="Default" style:data-style-name="N61">
      <style:text-properties fo:color="#b2b2b2"/>
    </style:style>
    <style:style style:name="ce16" style:family="table-cell" style:parent-style-name="Default" style:data-style-name="N61">
      <style:table-cell-properties fo:background-color="transparent"/>
      <style:text-properties fo:color="#b2b2b2"/>
    </style:style>
    <style:style style:name="ce17" style:family="table-cell" style:parent-style-name="Default">
      <style:table-cell-properties fo:background-color="#ffb66c"/>
      <style:text-properties fo:color="#b2b2b2"/>
    </style:style>
    <style:style style:name="ce18" style:family="table-cell" style:parent-style-name="Default">
      <style:table-cell-properties fo:background-color="#ff3838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dee7e5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1" style:family="table-cell" style:parent-style-name="Default" style:data-style-name="N61">
      <style:table-cell-properties fo:background-color="#bbe33d"/>
    </style:style>
    <style:style style:name="ce22" style:family="table-cell" style:parent-style-name="Default">
      <style:table-cell-properties fo:background-color="#bbe33d"/>
    </style:style>
    <style:style style:name="ce23" style:family="table-cell" style:parent-style-name="Default" style:data-style-name="N61">
      <style:table-cell-properties fo:background-color="transparent"/>
      <style:text-properties fo:color="#000000"/>
    </style:style>
    <style:style style:name="ce47" style:family="table-cell" style:parent-style-name="Default" style:data-style-name="N61">
      <style:table-cell-properties fo:background-color="#dddddd"/>
    </style:style>
    <style:style style:name="ce51" style:family="table-cell" style:parent-style-name="Default" style:data-style-name="N61">
      <style:table-cell-properties style:text-align-source="fix" style:repeat-content="false" fo:background-color="transparent"/>
      <style:paragraph-properties fo:text-align="end" fo:margin-left="0in"/>
    </style:style>
    <style:style style:name="ce48" style:family="table-cell" style:parent-style-name="Default">
      <style:text-properties fo:font-weight="normal" style:font-weight-asian="normal" style:font-weight-complex="normal"/>
    </style:style>
    <style:style style:name="ce53" style:family="table-cell" style:parent-style-name="Default" style:data-style-name="N61">
      <style:table-cell-properties style:text-align-source="fix" style:repeat-content="false"/>
      <style:paragraph-properties fo:text-align="justify" fo:margin-left="0in"/>
    </style:style>
    <style:style style:name="ce24" style:family="table-cell" style:parent-style-name="Default">
      <style:table-cell-properties fo:background-color="transparent"/>
      <style:text-properties fo:color="#000000"/>
    </style:style>
    <style:style style:name="ce55" style:family="table-cell" style:parent-style-name="Default" style:data-style-name="N61">
      <style:table-cell-properties fo:background-color="#afd095"/>
    </style:style>
    <style:style style:name="ce56" style:family="table-cell" style:parent-style-name="Default">
      <style:table-cell-properties fo:background-color="#afd095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Getting a baseline scenario with the new ligand parameterization</text:p>
          </table:table-cell>
          <table:covered-table-cell table:number-columns-repeated="6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Important parameters</text:p>
          </table:table-cell>
          <table:covered-table-cell/>
          <table:table-cell table:number-columns-repeated="9"/>
        </table:table-row>
        <table:table-row table:style-name="ro1">
          <table:table-cell table:style-name="ce1" office:value-type="string" calcext:value-type="string">
            <text:p>run with dt = 1da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phi [-]</text:p>
          </table:table-cell>
          <table:table-cell table:number-columns-repeated="2" table:style-name="ce3" office:value-type="float" office:value="0.00000005" calcext:value-type="float">
            <text:p>5.00E-08</text:p>
          </table:table-cell>
          <table:table-cell table:style-name="ce3" office:value-type="float" office:value="0.0000001" calcext:value-type="float">
            <text:p>1.00E-07</text:p>
          </table:table-cell>
          <table:table-cell table:number-columns-repeated="2" table:style-name="ce3" office:value-type="float" office:value="0.000000025" calcext:value-type="float">
            <text:p>2.50E-08</text:p>
          </table:table-cell>
          <table:table-cell table:style-name="ce3" office:value-type="float" office:value="0.00000005" calcext:value-type="float">
            <text:p>5.00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and lifetime surface [yr]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fetime factor deep ocean [-]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LIG (1)</text:p>
          </table:table-cell>
          <table:table-cell office:value-type="float" office:value="1.19593" calcext:value-type="float">
            <text:p>1.19593</text:p>
          </table:table-cell>
          <table:table-cell office:value-type="float" office:value="10.15045" calcext:value-type="float">
            <text:p>10.15045</text:p>
          </table:table-cell>
          <table:table-cell office:value-type="float" office:value="2.59317" calcext:value-type="float">
            <text:p>2.59317</text:p>
          </table:table-cell>
          <table:table-cell office:value-type="float" office:value="0.50463" calcext:value-type="float">
            <text:p>0.50463</text:p>
          </table:table-cell>
          <table:table-cell office:value-type="float" office:value="1.42205" calcext:value-type="float">
            <text:p>1.42205</text:p>
          </table:table-cell>
          <table:table-cell office:value-type="float" office:value="3.07889" calcext:value-type="float">
            <text:p>3.078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 (2)</text:p>
          </table:table-cell>
          <table:table-cell office:value-type="float" office:value="0.48843" calcext:value-type="float">
            <text:p>0.48843</text:p>
          </table:table-cell>
          <table:table-cell office:value-type="float" office:value="3.87858" calcext:value-type="float">
            <text:p>3.87858</text:p>
          </table:table-cell>
          <table:table-cell office:value-type="float" office:value="1.02648" calcext:value-type="float">
            <text:p>1.02648</text:p>
          </table:table-cell>
          <table:table-cell office:value-type="float" office:value="0.21213" calcext:value-type="float">
            <text:p>0.21213</text:p>
          </table:table-cell>
          <table:table-cell office:value-type="float" office:value="0.80902" calcext:value-type="float">
            <text:p>0.80902</text:p>
          </table:table-cell>
          <table:table-cell office:value-type="float" office:value="1.72699" calcext:value-type="float">
            <text:p>1.726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 (3)</text:p>
          </table:table-cell>
          <table:table-cell table:style-name="ce4" office:value-type="float" office:value="1.82725" calcext:value-type="float">
            <text:p>1.82725</text:p>
          </table:table-cell>
          <table:table-cell table:style-name="ce7" office:value-type="float" office:value="15.576" calcext:value-type="float">
            <text:p>15.576</text:p>
          </table:table-cell>
          <table:table-cell table:style-name="ce9" office:value-type="float" office:value="3.93563" calcext:value-type="float">
            <text:p>3.93563</text:p>
          </table:table-cell>
          <table:table-cell office:value-type="float" office:value="0.77372" calcext:value-type="float">
            <text:p>0.77372</text:p>
          </table:table-cell>
          <table:table-cell table:style-name="ce4" office:value-type="float" office:value="1.79864" calcext:value-type="float">
            <text:p>1.79864</text:p>
          </table:table-cell>
          <table:table-cell office:value-type="float" office:value="3.88019" calcext:value-type="float">
            <text:p>3.880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 (1)</text:p>
          </table:table-cell>
          <table:table-cell office:value-type="float" office:value="0.00291" calcext:value-type="float">
            <text:p>0.00291</text:p>
          </table:table-cell>
          <table:table-cell office:value-type="float" office:value="2.41451" calcext:value-type="float">
            <text:p>2.41451</text:p>
          </table:table-cell>
          <table:table-cell office:value-type="float" office:value="0.00624" calcext:value-type="float">
            <text:p>0.00624</text:p>
          </table:table-cell>
          <table:table-cell office:value-type="float" office:value="0.00126" calcext:value-type="float">
            <text:p>0.00126</text:p>
          </table:table-cell>
          <table:table-cell office:value-type="float" office:value="0.00292" calcext:value-type="float">
            <text:p>0.00292</text:p>
          </table:table-cell>
          <table:table-cell office:value-type="float" office:value="0.00644" calcext:value-type="float">
            <text:p>0.006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 (2)</text:p>
          </table:table-cell>
          <table:table-cell office:value-type="float" office:value="0.38487" calcext:value-type="float">
            <text:p>0.38487</text:p>
          </table:table-cell>
          <table:table-cell office:value-type="float" office:value="3.67799" calcext:value-type="float">
            <text:p>3.67799</text:p>
          </table:table-cell>
          <table:table-cell office:value-type="float" office:value="0.9015" calcext:value-type="float">
            <text:p>0.9015</text:p>
          </table:table-cell>
          <table:table-cell office:value-type="float" office:value="0.13055" calcext:value-type="float">
            <text:p>0.13055</text:p>
          </table:table-cell>
          <table:table-cell office:value-type="float" office:value="0.48877" calcext:value-type="float">
            <text:p>0.48877</text:p>
          </table:table-cell>
          <table:table-cell office:value-type="float" office:value="1.17493" calcext:value-type="float">
            <text:p>1.174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 (3)</text:p>
          </table:table-cell>
          <table:table-cell table:style-name="ce4" office:value-type="float" office:value="0.62625" calcext:value-type="float">
            <text:p>0.62625</text:p>
          </table:table-cell>
          <table:table-cell table:style-name="ce7" office:value-type="float" office:value="4.59318" calcext:value-type="float">
            <text:p>4.59318</text:p>
          </table:table-cell>
          <table:table-cell table:style-name="ce9" office:value-type="float" office:value="1.3067" calcext:value-type="float">
            <text:p>1.3067</text:p>
          </table:table-cell>
          <table:table-cell office:value-type="float" office:value="0.27043" calcext:value-type="float">
            <text:p>0.27043</text:p>
          </table:table-cell>
          <table:table-cell table:style-name="ce4" office:value-type="float" office:value="0.62818" calcext:value-type="float">
            <text:p>0.62818</text:p>
          </table:table-cell>
          <table:table-cell office:value-type="float" office:value="1.34719" calcext:value-type="float">
            <text:p>1.347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3 (1)</text:p>
          </table:table-cell>
          <table:table-cell table:style-name="ce4" office:value-type="float" office:value="24.91442" calcext:value-type="float">
            <text:p>24.91442</text:p>
          </table:table-cell>
          <table:table-cell office:value-type="float" office:value="0.1736" calcext:value-type="float">
            <text:p>0.1736</text:p>
          </table:table-cell>
          <table:table-cell office:value-type="float" office:value="14.1073" calcext:value-type="float">
            <text:p>14.1073</text:p>
          </table:table-cell>
          <table:table-cell office:value-type="float" office:value="30.56698" calcext:value-type="float">
            <text:p>30.56698</text:p>
          </table:table-cell>
          <table:table-cell table:style-name="ce4" office:value-type="float" office:value="24.88364" calcext:value-type="float">
            <text:p>24.88364</text:p>
          </table:table-cell>
          <table:table-cell office:value-type="float" office:value="13.46427" calcext:value-type="float">
            <text:p>13.464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3 (2)</text:p>
          </table:table-cell>
          <table:table-cell table:style-name="ce4" office:value-type="float" office:value="0.03811" calcext:value-type="float">
            <text:p>0.03811</text:p>
          </table:table-cell>
          <table:table-cell office:value-type="float" office:value="0.00026" calcext:value-type="float">
            <text:p>0.00026</text:p>
          </table:table-cell>
          <table:table-cell office:value-type="float" office:value="0.02136" calcext:value-type="float">
            <text:p>0.02136</text:p>
          </table:table-cell>
          <table:table-cell office:value-type="float" office:value="0.04701" calcext:value-type="float">
            <text:p>0.04701</text:p>
          </table:table-cell>
          <table:table-cell table:style-name="ce4" office:value-type="float" office:value="0.03806" calcext:value-type="float">
            <text:p>0.03806</text:p>
          </table:table-cell>
          <table:table-cell office:value-type="float" office:value="0.02037" calcext:value-type="float">
            <text:p>0.020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3 (3)</text:p>
          </table:table-cell>
          <table:table-cell table:style-name="ce4" office:value-type="float" office:value="34.99993" calcext:value-type="float">
            <text:p>34.99993</text:p>
          </table:table-cell>
          <table:table-cell office:value-type="float" office:value="35.06145" calcext:value-type="float">
            <text:p>35.06145</text:p>
          </table:table-cell>
          <table:table-cell office:value-type="float" office:value="35.0268" calcext:value-type="float">
            <text:p>35.0268</text:p>
          </table:table-cell>
          <table:table-cell office:value-type="float" office:value="34.98587" calcext:value-type="float">
            <text:p>34.98587</text:p>
          </table:table-cell>
          <table:table-cell table:style-name="ce4" office:value-type="float" office:value="35.00001" calcext:value-type="float">
            <text:p>35.00001</text:p>
          </table:table-cell>
          <table:table-cell office:value-type="float" office:value="35.0284" calcext:value-type="float">
            <text:p>35.02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4 (1)</text:p>
          </table:table-cell>
          <table:table-cell table:style-name="ce4" office:value-type="float" office:value="1.86766" calcext:value-type="float">
            <text:p>1.86766</text:p>
          </table:table-cell>
          <table:table-cell table:style-name="ce7" office:value-type="float" office:value="0.3213" calcext:value-type="float">
            <text:p>0.3213</text:p>
          </table:table-cell>
          <table:table-cell office:value-type="float" office:value="1.19221" calcext:value-type="float">
            <text:p>1.19221</text:p>
          </table:table-cell>
          <table:table-cell office:value-type="float" office:value="2.22094" calcext:value-type="float">
            <text:p>2.22094</text:p>
          </table:table-cell>
          <table:table-cell table:style-name="ce4" office:value-type="float" office:value="1.86574" calcext:value-type="float">
            <text:p>1.86574</text:p>
          </table:table-cell>
          <table:table-cell office:value-type="float" office:value="1.15203" calcext:value-type="float">
            <text:p>1.152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4 (2)</text:p>
          </table:table-cell>
          <table:table-cell table:style-name="ce4" office:value-type="float" office:value="0.31289" calcext:value-type="float">
            <text:p>0.31289</text:p>
          </table:table-cell>
          <table:table-cell office:value-type="float" office:value="0.31052" calcext:value-type="float">
            <text:p>0.31052</text:p>
          </table:table-cell>
          <table:table-cell office:value-type="float" office:value="0.31184" calcext:value-type="float">
            <text:p>0.31184</text:p>
          </table:table-cell>
          <table:table-cell office:value-type="float" office:value="0.31345" calcext:value-type="float">
            <text:p>0.31345</text:p>
          </table:table-cell>
          <table:table-cell table:style-name="ce4" office:value-type="float" office:value="0.31289" calcext:value-type="float">
            <text:p>0.31289</text:p>
          </table:table-cell>
          <table:table-cell office:value-type="float" office:value="0.31178" calcext:value-type="float">
            <text:p>0.311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4 (3)</text:p>
          </table:table-cell>
          <table:table-cell table:style-name="ce4" office:value-type="float" office:value="2.498" calcext:value-type="float">
            <text:p>2.498</text:p>
          </table:table-cell>
          <table:table-cell office:value-type="float" office:value="2.50185" calcext:value-type="float">
            <text:p>2.50185</text:p>
          </table:table-cell>
          <table:table-cell office:value-type="float" office:value="2.49968" calcext:value-type="float">
            <text:p>2.49968</text:p>
          </table:table-cell>
          <table:table-cell office:value-type="float" office:value="2.49713" calcext:value-type="float">
            <text:p>2.49713</text:p>
          </table:table-cell>
          <table:table-cell table:style-name="ce4" office:value-type="float" office:value="2.49801" calcext:value-type="float">
            <text:p>2.49801</text:p>
          </table:table-cell>
          <table:table-cell office:value-type="float" office:value="2.49978" calcext:value-type="float">
            <text:p>2.499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C (1)</text:p>
          </table:table-cell>
          <table:table-cell office:value-type="float" office:value="2263.39382" calcext:value-type="float">
            <text:p>2263.39382</text:p>
          </table:table-cell>
          <table:table-cell office:value-type="float" office:value="2251.38371" calcext:value-type="float">
            <text:p>2251.38371</text:p>
          </table:table-cell>
          <table:table-cell office:value-type="float" office:value="2258.19925" calcext:value-type="float">
            <text:p>2258.19925</text:p>
          </table:table-cell>
          <table:table-cell office:value-type="float" office:value="2266.07966" calcext:value-type="float">
            <text:p>2266.07966</text:p>
          </table:table-cell>
          <table:table-cell office:value-type="float" office:value="2263.37912" calcext:value-type="float">
            <text:p>2263.379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C (2)</text:p>
          </table:table-cell>
          <table:table-cell office:value-type="float" office:value="2103.79641" calcext:value-type="float">
            <text:p>2103.79641</text:p>
          </table:table-cell>
          <table:table-cell office:value-type="float" office:value="2117.10763" calcext:value-type="float">
            <text:p>2117.10763</text:p>
          </table:table-cell>
          <table:table-cell office:value-type="float" office:value="2109.74982" calcext:value-type="float">
            <text:p>2109.74982</text:p>
          </table:table-cell>
          <table:table-cell office:value-type="float" office:value="2100.59204" calcext:value-type="float">
            <text:p>2100.59204</text:p>
          </table:table-cell>
          <table:table-cell office:value-type="float" office:value="2103.81369" calcext:value-type="float">
            <text:p>2103.813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C (3)</text:p>
          </table:table-cell>
          <table:table-cell office:value-type="float" office:value="2359.10116" calcext:value-type="float">
            <text:p>2359.10116</text:p>
          </table:table-cell>
          <table:table-cell office:value-type="float" office:value="2372.85126" calcext:value-type="float">
            <text:p>2372.85126</text:p>
          </table:table-cell>
          <table:table-cell office:value-type="float" office:value="2365.2426" calcext:value-type="float">
            <text:p>2365.2426</text:p>
          </table:table-cell>
          <table:table-cell office:value-type="float" office:value="2355.78467" calcext:value-type="float">
            <text:p>2355.78467</text:p>
          </table:table-cell>
          <table:table-cell office:value-type="float" office:value="2359.11846" calcext:value-type="float">
            <text:p>2359.118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K (1)</text:p>
          </table:table-cell>
          <table:table-cell office:value-type="float" office:value="2396.3236" calcext:value-type="float">
            <text:p>2396.3236</text:p>
          </table:table-cell>
          <table:table-cell office:value-type="float" office:value="2388.28283" calcext:value-type="float">
            <text:p>2388.28283</text:p>
          </table:table-cell>
          <table:table-cell office:value-type="float" office:value="2392.81128" calcext:value-type="float">
            <text:p>2392.81128</text:p>
          </table:table-cell>
          <table:table-cell office:value-type="float" office:value="2398.16068" calcext:value-type="float">
            <text:p>2398.16068</text:p>
          </table:table-cell>
          <table:table-cell office:value-type="float" office:value="2396.31359" calcext:value-type="float">
            <text:p>2396.313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K (2)</text:p>
          </table:table-cell>
          <table:table-cell office:value-type="float" office:value="2388.2388" calcext:value-type="float">
            <text:p>2388.2388</text:p>
          </table:table-cell>
          <table:table-cell office:value-type="float" office:value="2388.22649" calcext:value-type="float">
            <text:p>2388.22649</text:p>
          </table:table-cell>
          <table:table-cell office:value-type="float" office:value="2388.23335" calcext:value-type="float">
            <text:p>2388.23335</text:p>
          </table:table-cell>
          <table:table-cell office:value-type="float" office:value="2388.24169" calcext:value-type="float">
            <text:p>2388.24169</text:p>
          </table:table-cell>
          <table:table-cell office:value-type="float" office:value="2388.23878" calcext:value-type="float">
            <text:p>2388.238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K (3)</text:p>
          </table:table-cell>
          <table:table-cell office:value-type="float" office:value="2399.60139" calcext:value-type="float">
            <text:p>2399.60139</text:p>
          </table:table-cell>
          <table:table-cell office:value-type="float" office:value="2399.62138" calcext:value-type="float">
            <text:p>2399.62138</text:p>
          </table:table-cell>
          <table:table-cell office:value-type="float" office:value="2399.61012" calcext:value-type="float">
            <text:p>2399.61012</text:p>
          </table:table-cell>
          <table:table-cell office:value-type="float" office:value="2399.59682" calcext:value-type="float">
            <text:p>2399.59682</text:p>
          </table:table-cell>
          <table:table-cell office:value-type="float" office:value="2399.60141" calcext:value-type="float">
            <text:p>2399.60141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More Fe in the Southern Ocean draws down other nutrients by stimulating primary production</text:p>
          </table:table-cell>
          <table:table-cell table:number-columns-repeated="10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200 years are far too short for equilibrium, but a low ligand concentration at this point already indicates a problem</text:p>
          </table:table-cell>
          <table:table-cell table:number-columns-repeated="9"/>
          <table:table-cell office:value-type="string" calcext:value-type="string">
            <text:p>Nope</text:p>
          </table:table-cell>
        </table:table-row>
        <table:table-row table:style-name="ro2">
          <table:table-cell office:value-type="string" calcext:value-type="string">
            <text:p>run with dt = 12 h</text:p>
          </table:table-cell>
          <table:table-cell table:style-name="ce1" office:value-type="string" calcext:value-type="string" table:number-columns-spanned="6" table:number-rows-spanned="1">
            <text:p>200 year runs</text:p>
          </table:table-cell>
          <table:covered-table-cell table:number-columns-repeated="3"/>
          <table:covered-table-cell office:value-type="string" calcext:value-type="string">
            <text:p>200 year run</text:p>
          </table:covered-table-cell>
          <table:covered-table-cell/>
          <table:table-cell table:style-name="ce12" office:value-type="string" calcext:value-type="string">
            <text:p>model slightly restructured</text:p>
          </table:table-cell>
          <table:table-cell table:style-name="ce12" office:value-type="string" calcext:value-type="string">
            <text:p>higher ligand production</text:p>
          </table:table-cell>
          <table:table-cell table:number-columns-repeated="2" table:style-name="ce12" office:value-type="string" calcext:value-type="string">
            <text:p>higher ligand production and longer integration time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Ligphi [-]</text:p>
          </table:table-cell>
          <table:table-cell table:number-columns-repeated="7" table:style-name="ce3" office:value-type="float" office:value="0.00000005" calcext:value-type="float">
            <text:p>5.00E-08</text:p>
          </table:table-cell>
          <table:table-cell table:number-columns-repeated="3" table:style-name="ce14" office:value-type="float" office:value="0.000005" calcext:value-type="float">
            <text:p>5.00E-06</text:p>
          </table:table-cell>
        </table:table-row>
        <table:table-row table:style-name="ro1">
          <table:table-cell office:value-type="string" calcext:value-type="string">
            <text:p>ligand lifetime surface [yr]</text:p>
          </table:table-cell>
          <table:table-cell table:number-columns-repeated="7" office:value-type="string" calcext:value-type="string">
            <text:p>inf</text:p>
          </table:table-cell>
          <table:table-cell table:number-columns-repeated="3" table:style-name="ce13"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lifetime factor deep ocean [-]</text:p>
          </table:table-cell>
          <table:table-cell table:number-columns-repeated="7" office:value-type="string" calcext:value-type="string">
            <text:p>inf</text:p>
          </table:table-cell>
          <table:table-cell table:number-columns-repeated="3" table:style-name="ce13"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Phi [-]</text:p>
          </table:table-cell>
          <table:table-cell office:value-type="float" office:value="0.01" calcext:value-type="float">
            <text:p>0.01</text:p>
          </table:table-cell>
          <table:table-cell table:style-name="ce8" office:value-type="float" office:value="0.1" calcext:value-type="float">
            <text:p>0.1</text:p>
          </table:table-cell>
          <table:table-cell table:style-name="ce8" office:value-type="float" office:value="0.005" calcext:value-type="float">
            <text:p>0.005</text:p>
          </table:table-cell>
          <table:table-cell table:number-columns-repeated="2" office:value-type="float" office:value="0.01" calcext:value-type="float">
            <text:p>0.01</text:p>
          </table:table-cell>
          <table:table-cell table:style-name="ce8"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table:number-columns-repeated="3" table:style-name="ce13"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µ0 [s-1]</text:p>
          </table:table-cell>
          <table:table-cell table:formula="of:=0.1/86400" office:value-type="float" office:value="0.00000115740740740741" calcext:value-type="float">
            <text:p>1.15740740740741E-06</text:p>
          </table:table-cell>
          <table:table-cell table:formula="of:=0.1/86400" office:value-type="float" office:value="0.00000115740740740741" calcext:value-type="float">
            <text:p>1.15740740740741E-06</text:p>
          </table:table-cell>
          <table:table-cell table:formula="of:=0.1/86400" office:value-type="float" office:value="0.00000115740740740741" calcext:value-type="float">
            <text:p>1.15740740740741E-06</text:p>
          </table:table-cell>
          <table:table-cell table:formula="of:=0.1/86400" office:value-type="float" office:value="0.00000115740740740741" calcext:value-type="float">
            <text:p>1.15740740740741E-06</text:p>
          </table:table-cell>
          <table:table-cell table:formula="of:=0.1/86400" office:value-type="float" office:value="0.00000115740740740741" calcext:value-type="float">
            <text:p>1.15740740740741E-06</text:p>
          </table:table-cell>
          <table:table-cell table:formula="of:=0.1/86400" office:value-type="float" office:value="0.00000115740740740741" calcext:value-type="float">
            <text:p>1.15740740740741E-06</text:p>
          </table:table-cell>
          <table:table-cell table:formula="of:=0.1/86400" office:value-type="float" office:value="0.00000115740740740741" calcext:value-type="float">
            <text:p>1.15740740740741E-06</text:p>
          </table:table-cell>
          <table:table-cell table:style-name="ce13" table:formula="of:=0.1/86400" office:value-type="float" office:value="0.00000115740740740741" calcext:value-type="float">
            <text:p>1.15740740740741E-06</text:p>
          </table:table-cell>
          <table:table-cell table:style-name="ce13" table:formula="of:=0.1/86400" office:value-type="float" office:value="0.00000115740740740741" calcext:value-type="float">
            <text:p>1.15740740740741E-06</text:p>
          </table:table-cell>
          <table:table-cell table:style-name="ce13" table:formula="of:=0.1/86400" office:value-type="float" office:value="0.00000115740740740741" calcext:value-type="float">
            <text:p>1.15740740740741E-06</text:p>
          </table:table-cell>
        </table:table-row>
        <table:table-row table:style-name="ro1">
          <table:table-cell office:value-type="string" calcext:value-type="string">
            <text:p>m_l [s-1]</text:p>
          </table:table-cell>
          <table:table-cell table:number-columns-repeated="7" table:style-name="ce3" office:value-type="float" office:value="0.00000000001" calcext:value-type="float">
            <text:p>1.00E-11</text:p>
          </table:table-cell>
          <table:table-cell table:style-name="ce15" office:value-type="float" office:value="0.00000000001" calcext:value-type="float">
            <text:p>1.00E-11</text:p>
          </table:table-cell>
          <table:table-cell table:style-name="ce14" office:value-type="float" office:value="0.000000001" calcext:value-type="float">
            <text:p>1.00E-09</text:p>
          </table:table-cell>
          <table:table-cell table:style-name="ce15" office:value-type="float" office:value="0.00000000001" calcext:value-type="float">
            <text:p>1.00E-11</text:p>
          </table:table-cell>
        </table:table-row>
        <table:table-row table:style-name="ro1">
          <table:table-cell office:value-type="string" calcext:value-type="string">
            <text:p>m_q [m3 cell-1 s-1]</text:p>
          </table:table-cell>
          <table:table-cell table:number-columns-repeated="7" table:style-name="ce3" office:value-type="float" office:value="1E-017" calcext:value-type="float">
            <text:p>1.00E-17</text:p>
          </table:table-cell>
          <table:table-cell table:number-columns-repeated="3" table:style-name="ce15" office:value-type="float" office:value="1E-017" calcext:value-type="float">
            <text:p>1.00E-17</text:p>
          </table:table-cell>
        </table:table-row>
        <table:table-row table:style-name="ro1">
          <table:table-cell office:value-type="string" calcext:value-type="string">
            <text:p>Kappa [-]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_Fe [mol kg-1]</text:p>
          </table:table-cell>
          <table:table-cell table:formula="of:=0.0000000001" office:value-type="float" office:value="0.0000000001" calcext:value-type="float">
            <text:p>1E-10</text:p>
          </table:table-cell>
          <table:table-cell table:formula="of:=0.0000000001" office:value-type="float" office:value="0.0000000001" calcext:value-type="float">
            <text:p>1E-10</text:p>
          </table:table-cell>
          <table:table-cell table:formula="of:=0.0000000001" office:value-type="float" office:value="0.0000000001" calcext:value-type="float">
            <text:p>1E-10</text:p>
          </table:table-cell>
          <table:table-cell table:formula="of:=0.0000000001" office:value-type="float" office:value="0.0000000001" calcext:value-type="float">
            <text:p>1E-10</text:p>
          </table:table-cell>
          <table:table-cell table:style-name="ce8" table:formula="of:=0.000000001" office:value-type="float" office:value="0.000000001" calcext:value-type="float">
            <text:p>1E-09</text:p>
          </table:table-cell>
          <table:table-cell table:style-name="ce8" table:formula="of:=0.000000001" office:value-type="float" office:value="0.000000001" calcext:value-type="float">
            <text:p>1E-09</text:p>
          </table:table-cell>
          <table:table-cell table:formula="of:=0.0000000001" office:value-type="float" office:value="0.0000000001" calcext:value-type="float">
            <text:p>1E-10</text:p>
          </table:table-cell>
          <table:table-cell table:style-name="ce13" table:formula="of:=0.0000000001" office:value-type="float" office:value="0.0000000001" calcext:value-type="float">
            <text:p>1E-10</text:p>
          </table:table-cell>
          <table:table-cell table:style-name="ce13" table:formula="of:=0.0000000001" office:value-type="float" office:value="0.0000000001" calcext:value-type="float">
            <text:p>1E-10</text:p>
          </table:table-cell>
          <table:table-cell table:style-name="ce17" table:formula="of:=0.000000001" office:value-type="float" office:value="0.000000001" calcext:value-type="float">
            <text:p>1E-09</text:p>
          </table:table-cell>
        </table:table-row>
        <table:table-row table:style-name="ro1">
          <table:table-cell office:value-type="string" calcext:value-type="string">
            <text:p>K_LDOC [mol kg-1]</text:p>
          </table:table-cell>
          <table:table-cell table:style-name="ce5" office:value-type="float" office:value="0.000001" calcext:value-type="float">
            <text:p>1.00E-06</text:p>
          </table:table-cell>
          <table:table-cell table:number-columns-repeated="2" table:style-name="ce3" office:value-type="float" office:value="0.000001" calcext:value-type="float">
            <text:p>1.00E-06</text:p>
          </table:table-cell>
          <table:table-cell table:style-name="ce11" office:value-type="float" office:value="0.0000001" calcext:value-type="float">
            <text:p>1.00E-07</text:p>
          </table:table-cell>
          <table:table-cell table:number-columns-repeated="3" table:style-name="ce5" office:value-type="float" office:value="0.000001" calcext:value-type="float">
            <text:p>1.00E-06</text:p>
          </table:table-cell>
          <table:table-cell table:number-columns-repeated="3" table:style-name="ce16" office:value-type="float" office:value="0.000001" calcext:value-type="float">
            <text:p>1.00E-06</text:p>
          </table:table-cell>
        </table:table-row>
        <table:table-row table:style-name="ro1">
          <table:table-cell office:value-type="string" calcext:value-type="string">
            <text:p>PGE [-]</text:p>
          </table:table-cell>
          <table:table-cell table:number-columns-repeated="7" office:value-type="float" office:value="0.25" calcext:value-type="float">
            <text:p>0.25</text:p>
          </table:table-cell>
          <table:table-cell table:number-columns-repeated="3" table:style-name="ce13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r_Fe:C [-]</text:p>
          </table:table-cell>
          <table:table-cell table:formula="of:=0.00004" office:value-type="float" office:value="0.00004" calcext:value-type="float">
            <text:p>4E-05</text:p>
          </table:table-cell>
          <table:table-cell table:formula="of:=0.00004" office:value-type="float" office:value="0.00004" calcext:value-type="float">
            <text:p>4E-05</text:p>
          </table:table-cell>
          <table:table-cell table:formula="of:=0.00004" office:value-type="float" office:value="0.00004" calcext:value-type="float">
            <text:p>4E-05</text:p>
          </table:table-cell>
          <table:table-cell table:formula="of:=0.00004" office:value-type="float" office:value="0.00004" calcext:value-type="float">
            <text:p>4E-05</text:p>
          </table:table-cell>
          <table:table-cell table:formula="of:=0.00004" office:value-type="float" office:value="0.00004" calcext:value-type="float">
            <text:p>4E-05</text:p>
          </table:table-cell>
          <table:table-cell table:formula="of:=0.00004" office:value-type="float" office:value="0.00004" calcext:value-type="float">
            <text:p>4E-05</text:p>
          </table:table-cell>
          <table:table-cell table:formula="of:=0.00004" office:value-type="float" office:value="0.00004" calcext:value-type="float">
            <text:p>4E-05</text:p>
          </table:table-cell>
          <table:table-cell table:style-name="ce13" table:formula="of:=0.00004" office:value-type="float" office:value="0.00004" calcext:value-type="float">
            <text:p>4E-05</text:p>
          </table:table-cell>
          <table:table-cell table:style-name="ce13" table:formula="of:=0.00004" office:value-type="float" office:value="0.00004" calcext:value-type="float">
            <text:p>4E-05</text:p>
          </table:table-cell>
          <table:table-cell table:style-name="ce13" table:formula="of:=0.00004" office:value-type="float" office:value="0.00004" calcext:value-type="float">
            <text:p>4E-05</text:p>
          </table:table-cell>
        </table:table-row>
        <table:table-row table:style-name="ro1">
          <table:table-cell office:value-type="string" calcext:value-type="string">
            <text:p>r_C:Lig</text:p>
          </table:table-cell>
          <table:table-cell table:number-columns-repeated="7" office:value-type="float" office:value="30" calcext:value-type="float">
            <text:p>30</text:p>
          </table:table-cell>
          <table:table-cell table:number-columns-repeated="3" table:style-name="ce13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b_in (1)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3" table:style-name="ce1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b_in (2)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3" table:style-name="ce1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b_in (3)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3" table:style-name="ce1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IG (1) [nmol/kg]</text:p>
          </table:table-cell>
          <table:table-cell table:style-name="ce6" office:value-type="float" office:value="0.02415" calcext:value-type="float">
            <text:p>0.02415</text:p>
          </table:table-cell>
          <table:table-cell table:style-name="ce6" office:value-type="float" office:value="0.02356" calcext:value-type="float">
            <text:p>0.02356</text:p>
          </table:table-cell>
          <table:table-cell table:style-name="ce6" office:value-type="float" office:value="0.01399" calcext:value-type="float">
            <text:p>0.01399</text:p>
          </table:table-cell>
          <table:table-cell table:style-name="ce6" office:value-type="float" office:value="0.02415" calcext:value-type="float">
            <text:p>0.02415</text:p>
          </table:table-cell>
          <table:table-cell table:style-name="ce10" office:value-type="float" office:value="0.29247" calcext:value-type="float">
            <text:p>0.29247</text:p>
          </table:table-cell>
          <table:table-cell office:value-type="float" office:value="0.41839" calcext:value-type="float">
            <text:p>0.41839</text:p>
          </table:table-cell>
          <table:table-cell office:value-type="float" office:value="0.02415" calcext:value-type="float">
            <text:p>0.024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G (2) [nmol/kg]</text:p>
          </table:table-cell>
          <table:table-cell table:style-name="ce6" office:value-type="float" office:value="0.02101" calcext:value-type="float">
            <text:p>0.02101</text:p>
          </table:table-cell>
          <table:table-cell table:style-name="ce6" office:value-type="float" office:value="0.01575" calcext:value-type="float">
            <text:p>0.01575</text:p>
          </table:table-cell>
          <table:table-cell table:style-name="ce6" office:value-type="float" office:value="0.01855" calcext:value-type="float">
            <text:p>0.01855</text:p>
          </table:table-cell>
          <table:table-cell table:style-name="ce6" office:value-type="float" office:value="0.02101" calcext:value-type="float">
            <text:p>0.02101</text:p>
          </table:table-cell>
          <table:table-cell office:value-type="float" office:value="0.18212" calcext:value-type="float">
            <text:p>0.18212</text:p>
          </table:table-cell>
          <table:table-cell table:style-name="ce10" office:value-type="float" office:value="0.19265" calcext:value-type="float">
            <text:p>0.19265</text:p>
          </table:table-cell>
          <table:table-cell office:value-type="float" office:value="0.02101" calcext:value-type="float">
            <text:p>0.02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G (3) [nmol/kg]</text:p>
          </table:table-cell>
          <table:table-cell table:style-name="ce6" office:value-type="float" office:value="0.02437" calcext:value-type="float">
            <text:p>0.02437</text:p>
          </table:table-cell>
          <table:table-cell table:style-name="ce6" office:value-type="float" office:value="0.02374" calcext:value-type="float">
            <text:p>0.02374</text:p>
          </table:table-cell>
          <table:table-cell table:style-name="ce6" office:value-type="float" office:value="0.01398" calcext:value-type="float">
            <text:p>0.01398</text:p>
          </table:table-cell>
          <table:table-cell table:style-name="ce6" office:value-type="float" office:value="0.02437" calcext:value-type="float">
            <text:p>0.02437</text:p>
          </table:table-cell>
          <table:table-cell office:value-type="float" office:value="0.29327" calcext:value-type="float">
            <text:p>0.29327</text:p>
          </table:table-cell>
          <table:table-cell table:style-name="ce10" office:value-type="float" office:value="0.42444" calcext:value-type="float">
            <text:p>0.42444</text:p>
          </table:table-cell>
          <table:table-cell office:value-type="float" office:value="0.02437" calcext:value-type="float">
            <text:p>0.024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 (1) [nmol/kg]</text:p>
          </table:table-cell>
          <table:table-cell table:style-name="ce6" office:value-type="float" office:value="0.00007" calcext:value-type="float">
            <text:p>7E-05</text:p>
          </table:table-cell>
          <table:table-cell table:style-name="ce6" office:value-type="float" office:value="0.00564" calcext:value-type="float">
            <text:p>0.00564</text:p>
          </table:table-cell>
          <table:table-cell table:style-name="ce6" office:value-type="float" office:value="0.00006" calcext:value-type="float">
            <text:p>6E-05</text:p>
          </table:table-cell>
          <table:table-cell table:style-name="ce6" office:value-type="float" office:value="0.00007" calcext:value-type="float">
            <text:p>7E-05</text:p>
          </table:table-cell>
          <table:table-cell office:value-type="float" office:value="0.08132" calcext:value-type="float">
            <text:p>0.08132</text:p>
          </table:table-cell>
          <table:table-cell table:style-name="ce10" office:value-type="float" office:value="0.00047" calcext:value-type="float">
            <text:p>0.00047</text:p>
          </table:table-cell>
          <table:table-cell office:value-type="float" office:value="0.00007" calcext:value-type="float">
            <text:p>7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 (2) [nmol/kg]</text:p>
          </table:table-cell>
          <table:table-cell table:style-name="ce6" office:value-type="float" office:value="0.0211" calcext:value-type="float">
            <text:p>0.0211</text:p>
          </table:table-cell>
          <table:table-cell table:style-name="ce6" office:value-type="float" office:value="0.0169" calcext:value-type="float">
            <text:p>0.0169</text:p>
          </table:table-cell>
          <table:table-cell table:style-name="ce6" office:value-type="float" office:value="0.01457" calcext:value-type="float">
            <text:p>0.01457</text:p>
          </table:table-cell>
          <table:table-cell table:style-name="ce6" office:value-type="float" office:value="0.0211" calcext:value-type="float">
            <text:p>0.0211</text:p>
          </table:table-cell>
          <table:table-cell office:value-type="float" office:value="0.18293" calcext:value-type="float">
            <text:p>0.18293</text:p>
          </table:table-cell>
          <table:table-cell table:style-name="ce10" office:value-type="float" office:value="0.19296" calcext:value-type="float">
            <text:p>0.19296</text:p>
          </table:table-cell>
          <table:table-cell office:value-type="float" office:value="0.0211" calcext:value-type="float">
            <text:p>0.02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 (3) [nmol/kg]</text:p>
          </table:table-cell>
          <table:table-cell table:style-name="ce6" office:value-type="float" office:value="0.00842" calcext:value-type="float">
            <text:p>0.00842</text:p>
          </table:table-cell>
          <table:table-cell table:style-name="ce6" office:value-type="float" office:value="0.00486" calcext:value-type="float">
            <text:p>0.00486</text:p>
          </table:table-cell>
          <table:table-cell table:style-name="ce6" office:value-type="float" office:value="0.00534" calcext:value-type="float">
            <text:p>0.00534</text:p>
          </table:table-cell>
          <table:table-cell table:style-name="ce6" office:value-type="float" office:value="0.00842" calcext:value-type="float">
            <text:p>0.00842</text:p>
          </table:table-cell>
          <table:table-cell office:value-type="float" office:value="0.08421" calcext:value-type="float">
            <text:p>0.08421</text:p>
          </table:table-cell>
          <table:table-cell table:style-name="ce10" office:value-type="float" office:value="0.09831" calcext:value-type="float">
            <text:p>0.09831</text:p>
          </table:table-cell>
          <table:table-cell office:value-type="float" office:value="0.00842" calcext:value-type="float">
            <text:p>0.008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3 (1)</text:p>
          </table:table-cell>
          <table:table-cell office:value-type="float" office:value="29.48203" calcext:value-type="float">
            <text:p>29.48203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10" office:value-type="float" office:value="33.0298" calcext:value-type="float">
            <text:p>33.0298</text:p>
          </table:table-cell>
          <table:table-cell office:value-type="float" office:value="29.48203" calcext:value-type="float">
            <text:p>29.48203</text:p>
          </table:table-cell>
          <table:table-cell table:style-name="ce6" office:value-type="float" office:value="0.00041" calcext:value-type="float">
            <text:p>0.00041</text:p>
          </table:table-cell>
          <table:table-cell table:style-name="ce10" office:value-type="float" office:value="11.29501" calcext:value-type="float">
            <text:p>11.29501</text:p>
          </table:table-cell>
          <table:table-cell office:value-type="float" office:value="29.48203" calcext:value-type="float">
            <text:p>29.48203</text:p>
          </table:table-cell>
          <table:table-cell table:number-columns-repeated="2"/>
          <table:table-cell table:style-name="ce18"/>
        </table:table-row>
        <table:table-row table:style-name="ro1">
          <table:table-cell office:value-type="string" calcext:value-type="string">
            <text:p>NO3 (2)</text:p>
          </table:table-cell>
          <table:table-cell office:value-type="float" office:value="0.04252" calcext:value-type="float">
            <text:p>0.04252</text:p>
          </table:table-cell>
          <table:table-cell table:style-name="ce6" office:value-type="float" office:value="0.00052" calcext:value-type="float">
            <text:p>0.00052</text:p>
          </table:table-cell>
          <table:table-cell table:style-name="ce10" office:value-type="float" office:value="0.04923" calcext:value-type="float">
            <text:p>0.04923</text:p>
          </table:table-cell>
          <table:table-cell office:value-type="float" office:value="0.04252" calcext:value-type="float">
            <text:p>0.04252</text:p>
          </table:table-cell>
          <table:table-cell table:style-name="ce6" office:value-type="float" office:value="0.00109" calcext:value-type="float">
            <text:p>0.00109</text:p>
          </table:table-cell>
          <table:table-cell table:style-name="ce10" office:value-type="float" office:value="0.0175" calcext:value-type="float">
            <text:p>0.0175</text:p>
          </table:table-cell>
          <table:table-cell office:value-type="float" office:value="0.04252" calcext:value-type="float">
            <text:p>0.04252</text:p>
          </table:table-cell>
          <table:table-cell table:number-columns-repeated="2"/>
          <table:table-cell table:style-name="ce18"/>
        </table:table-row>
        <table:table-row table:style-name="ro1">
          <table:table-cell office:value-type="string" calcext:value-type="string">
            <text:p>NO3 (3)</text:p>
          </table:table-cell>
          <table:table-cell office:value-type="float" office:value="29.52667" calcext:value-type="float">
            <text:p>29.52667</text:p>
          </table:table-cell>
          <table:table-cell table:style-name="ce6" office:value-type="float" office:value="0.00113" calcext:value-type="float">
            <text:p>0.00113</text:p>
          </table:table-cell>
          <table:table-cell table:style-name="ce10" office:value-type="float" office:value="33.16665" calcext:value-type="float">
            <text:p>33.16665</text:p>
          </table:table-cell>
          <table:table-cell office:value-type="float" office:value="29.52667" calcext:value-type="float">
            <text:p>29.52667</text:p>
          </table:table-cell>
          <table:table-cell table:style-name="ce6" office:value-type="float" office:value="0.03265" calcext:value-type="float">
            <text:p>0.03265</text:p>
          </table:table-cell>
          <table:table-cell table:style-name="ce10" office:value-type="float" office:value="12.20224" calcext:value-type="float">
            <text:p>12.20224</text:p>
          </table:table-cell>
          <table:table-cell office:value-type="float" office:value="29.52667" calcext:value-type="float">
            <text:p>29.52667</text:p>
          </table:table-cell>
          <table:table-cell table:number-columns-repeated="2"/>
          <table:table-cell table:style-name="ce18"/>
        </table:table-row>
        <table:table-row table:style-name="ro1">
          <table:table-cell office:value-type="string" calcext:value-type="string">
            <text:p>PO4 (1)</text:p>
          </table:table-cell>
          <table:table-cell office:value-type="float" office:value="2.15314" calcext:value-type="float">
            <text:p>2.15314</text:p>
          </table:table-cell>
          <table:table-cell table:style-name="ce6" office:value-type="float" office:value="0.31052" calcext:value-type="float">
            <text:p>0.31052</text:p>
          </table:table-cell>
          <table:table-cell office:value-type="float" office:value="2.37487" calcext:value-type="float">
            <text:p>2.37487</text:p>
          </table:table-cell>
          <table:table-cell office:value-type="float" office:value="2.15314" calcext:value-type="float">
            <text:p>2.15314</text:p>
          </table:table-cell>
          <table:table-cell table:style-name="ce6" office:value-type="float" office:value="0.31053" calcext:value-type="float">
            <text:p>0.31053</text:p>
          </table:table-cell>
          <table:table-cell table:style-name="ce10" office:value-type="float" office:value="1.01645" calcext:value-type="float">
            <text:p>1.01645</text:p>
          </table:table-cell>
          <table:table-cell office:value-type="float" office:value="2.15314" calcext:value-type="float">
            <text:p>2.153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4 (2)</text:p>
          </table:table-cell>
          <table:table-cell office:value-type="float" office:value="0.31316" calcext:value-type="float">
            <text:p>0.31316</text:p>
          </table:table-cell>
          <table:table-cell table:style-name="ce6" office:value-type="float" office:value="0.31054" calcext:value-type="float">
            <text:p>0.31054</text:p>
          </table:table-cell>
          <table:table-cell office:value-type="float" office:value="0.31358" calcext:value-type="float">
            <text:p>0.31358</text:p>
          </table:table-cell>
          <table:table-cell office:value-type="float" office:value="0.31316" calcext:value-type="float">
            <text:p>0.31316</text:p>
          </table:table-cell>
          <table:table-cell table:style-name="ce6" office:value-type="float" office:value="0.31057" calcext:value-type="float">
            <text:p>0.31057</text:p>
          </table:table-cell>
          <table:table-cell table:style-name="ce10" office:value-type="float" office:value="0.3116" calcext:value-type="float">
            <text:p>0.3116</text:p>
          </table:table-cell>
          <table:table-cell office:value-type="float" office:value="0.31316" calcext:value-type="float">
            <text:p>0.31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4 (3)</text:p>
          </table:table-cell>
          <table:table-cell office:value-type="float" office:value="2.15593" calcext:value-type="float">
            <text:p>2.15593</text:p>
          </table:table-cell>
          <table:table-cell table:style-name="ce6" office:value-type="float" office:value="0.31058" calcext:value-type="float">
            <text:p>0.31058</text:p>
          </table:table-cell>
          <table:table-cell office:value-type="float" office:value="2.38342" calcext:value-type="float">
            <text:p>2.38342</text:p>
          </table:table-cell>
          <table:table-cell office:value-type="float" office:value="2.15593" calcext:value-type="float">
            <text:p>2.15593</text:p>
          </table:table-cell>
          <table:table-cell table:style-name="ce6" office:value-type="float" office:value="0.31255" calcext:value-type="float">
            <text:p>0.31255</text:p>
          </table:table-cell>
          <table:table-cell table:style-name="ce10" office:value-type="float" office:value="1.07315" calcext:value-type="float">
            <text:p>1.07315</text:p>
          </table:table-cell>
          <table:table-cell office:value-type="float" office:value="2.15593" calcext:value-type="float">
            <text:p>2.155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DOC (1)</text:p>
          </table:table-cell>
          <table:table-cell office:value-type="float" office:value="36.45933" calcext:value-type="float">
            <text:p>36.45933</text:p>
          </table:table-cell>
          <table:table-cell office:value-type="float" office:value="231.87259" calcext:value-type="float">
            <text:p>231.87259</text:p>
          </table:table-cell>
          <table:table-cell office:value-type="float" office:value="13.46298" calcext:value-type="float">
            <text:p>13.46298</text:p>
          </table:table-cell>
          <table:table-cell office:value-type="float" office:value="36.45933" calcext:value-type="float">
            <text:p>36.45933</text:p>
          </table:table-cell>
          <table:table-cell office:value-type="float" office:value="231.43204" calcext:value-type="float">
            <text:p>231.43204</text:p>
          </table:table-cell>
          <table:table-cell table:style-name="ce10" office:value-type="float" office:value="146.97603" calcext:value-type="float">
            <text:p>146.97603</text:p>
          </table:table-cell>
          <table:table-cell office:value-type="float" office:value="36.45933" calcext:value-type="float">
            <text:p>36.459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DOC (2)</text:p>
          </table:table-cell>
          <table:table-cell office:value-type="float" office:value="44.72583" calcext:value-type="float">
            <text:p>44.72583</text:p>
          </table:table-cell>
          <table:table-cell office:value-type="float" office:value="229.35733" calcext:value-type="float">
            <text:p>229.35733</text:p>
          </table:table-cell>
          <table:table-cell office:value-type="float" office:value="19.5127" calcext:value-type="float">
            <text:p>19.5127</text:p>
          </table:table-cell>
          <table:table-cell office:value-type="float" office:value="44.72583" calcext:value-type="float">
            <text:p>44.72583</text:p>
          </table:table-cell>
          <table:table-cell office:value-type="float" office:value="224.45112" calcext:value-type="float">
            <text:p>224.45112</text:p>
          </table:table-cell>
          <table:table-cell table:style-name="ce10" office:value-type="float" office:value="130.96177" calcext:value-type="float">
            <text:p>130.96177</text:p>
          </table:table-cell>
          <table:table-cell office:value-type="float" office:value="44.72583" calcext:value-type="float">
            <text:p>44.725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DOC (3)</text:p>
          </table:table-cell>
          <table:table-cell office:value-type="float" office:value="37.78341" calcext:value-type="float">
            <text:p>37.78341</text:p>
          </table:table-cell>
          <table:table-cell office:value-type="float" office:value="232.02392" calcext:value-type="float">
            <text:p>232.02392</text:p>
          </table:table-cell>
          <table:table-cell office:value-type="float" office:value="13.85676" calcext:value-type="float">
            <text:p>13.85676</text:p>
          </table:table-cell>
          <table:table-cell office:value-type="float" office:value="37.78341" calcext:value-type="float">
            <text:p>37.78341</text:p>
          </table:table-cell>
          <table:table-cell office:value-type="float" office:value="231.8496" calcext:value-type="float">
            <text:p>231.8496</text:p>
          </table:table-cell>
          <table:table-cell table:style-name="ce10" office:value-type="float" office:value="151.94223" calcext:value-type="float">
            <text:p>151.94223</text:p>
          </table:table-cell>
          <table:table-cell office:value-type="float" office:value="37.78341" calcext:value-type="float">
            <text:p>37.78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 (1)</text:p>
          </table:table-cell>
          <table:table-cell office:value-type="float" office:value="2.05491" calcext:value-type="float">
            <text:p>2.05491</text:p>
          </table:table-cell>
          <table:table-cell office:value-type="float" office:value="6.11215" calcext:value-type="float">
            <text:p>6.11215</text:p>
          </table:table-cell>
          <table:table-cell office:value-type="float" office:value="1.61039" calcext:value-type="float">
            <text:p>1.61039</text:p>
          </table:table-cell>
          <table:table-cell office:value-type="float" office:value="2.05491" calcext:value-type="float">
            <text:p>2.05491</text:p>
          </table:table-cell>
          <table:table-cell office:value-type="float" office:value="8.73569" calcext:value-type="float">
            <text:p>8.73569</text:p>
          </table:table-cell>
          <table:table-cell table:style-name="ce10" office:value-type="float" office:value="2.2135" calcext:value-type="float">
            <text:p>2.2135</text:p>
          </table:table-cell>
          <table:table-cell office:value-type="float" office:value="2.05491" calcext:value-type="float">
            <text:p>2.054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 (2)</text:p>
          </table:table-cell>
          <table:table-cell office:value-type="float" office:value="19.98815" calcext:value-type="float">
            <text:p>19.98815</text:p>
          </table:table-cell>
          <table:table-cell office:value-type="float" office:value="16.61677" calcext:value-type="float">
            <text:p>16.61677</text:p>
          </table:table-cell>
          <table:table-cell office:value-type="float" office:value="14.53579" calcext:value-type="float">
            <text:p>14.53579</text:p>
          </table:table-cell>
          <table:table-cell office:value-type="float" office:value="19.98815" calcext:value-type="float">
            <text:p>19.98815</text:p>
          </table:table-cell>
          <table:table-cell office:value-type="float" office:value="17.80969" calcext:value-type="float">
            <text:p>17.80969</text:p>
          </table:table-cell>
          <table:table-cell table:style-name="ce10" office:value-type="float" office:value="18.53802" calcext:value-type="float">
            <text:p>18.53802</text:p>
          </table:table-cell>
          <table:table-cell office:value-type="float" office:value="19.98815" calcext:value-type="float">
            <text:p>19.988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 (3)</text:p>
          </table:table-cell>
          <table:table-cell office:value-type="float" office:value="8.97462" calcext:value-type="float">
            <text:p>8.97462</text:p>
          </table:table-cell>
          <table:table-cell office:value-type="float" office:value="5.37581" calcext:value-type="float">
            <text:p>5.37581</text:p>
          </table:table-cell>
          <table:table-cell office:value-type="float" office:value="5.85896" calcext:value-type="float">
            <text:p>5.85896</text:p>
          </table:table-cell>
          <table:table-cell office:value-type="float" office:value="8.97462" calcext:value-type="float">
            <text:p>8.97462</text:p>
          </table:table-cell>
          <table:table-cell office:value-type="float" office:value="9.00499" calcext:value-type="float">
            <text:p>9.00499</text:p>
          </table:table-cell>
          <table:table-cell table:style-name="ce10" office:value-type="float" office:value="10.35375" calcext:value-type="float">
            <text:p>10.35375</text:p>
          </table:table-cell>
          <table:table-cell office:value-type="float" office:value="8.97462" calcext:value-type="float">
            <text:p>8.974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C (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C (2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C (3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K (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K (2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K (3)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corrected</text:p>
          </table:table-cell>
          <table:table-cell/>
          <table:table-cell office:value-type="string" calcext:value-type="string">
            <text:p>corrected</text:p>
          </table:table-cell>
          <table:table-cell table:number-columns-repeated="3"/>
          <table:table-cell office:value-type="string" calcext:value-type="string">
            <text:p>OK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e those preliminary runs to learn something general about the model and make very statements in the Thesis</text:p>
          </table:table-cell>
          <table:table-cell table:number-columns-repeated="10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@20: high phi, leads to a lot LDOC which draws down nutrients (nitrate, phosphate) and ligand production is also too weak for having enough F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@21: PB is in a correct order of magnitud, Fe concentration is still too low, due to to low ligand concentr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@22: Due to Fe limitation a change in K_LDOC does not change anything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@23: Changing K_Fe_prokaryotic give promising results, but nutrients are drawn down too much!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STAKE FOUND; BALANCE WAS NOT CLOSED!</text:p>
          </table:table-cell>
          <table:table-cell table:number-columns-repeated="10"/>
        </table:table-row>
      </table:table>
      <table:table table:name="Tabelle2" table:style-name="ta1">
        <table:table-column table:style-name="co3" table:default-cell-style-name="Default"/>
        <table:table-column table:style-name="co4" table:default-cell-style-name="ce19"/>
        <table:table-column table:style-name="co5" table:number-columns-repeated="2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2" table:number-columns-repeated="8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Looking at stability for a short time period, goal is to narrow down µ0, m_l, m_q</text:p>
          </table:table-cell>
          <table:table-cell table:style-name="Default"/>
          <table:table-cell table:style-name="ce44"/>
          <table:table-cell table:number-columns-repeated="23"/>
        </table:table-row>
        <table:table-row table:style-name="ro1">
          <table:table-cell office:value-type="string" calcext:value-type="string">
            <text:p>Ensemble 1</text:p>
          </table:table-cell>
          <table:table-cell table:style-name="Default" office:value-type="string" calcext:value-type="string">
            <text:p>Problem with writing in csv file, data not lost but not really usable. Learnt that m_l = 1 d-1 is too high at least</text:p>
          </table:table-cell>
          <table:table-cell table:style-name="ce44"/>
          <table:table-cell table:number-columns-repeated="23"/>
        </table:table-row>
        <table:table-row table:style-name="ro1">
          <table:table-cell office:value-type="string" calcext:value-type="string">
            <text:p>Parameter</text:p>
          </table:table-cell>
          <table:table-cell table:style-name="Default" office:value-type="string" calcext:value-type="string">
            <text:p>Number of values</text:p>
          </table:table-cell>
          <table:table-cell table:style-name="ce44" office:value-type="string" calcext:value-type="string" table:number-columns-spanned="17" table:number-rows-spanned="1">
            <text:p>Values</text:p>
          </table:table-cell>
          <table:covered-table-cell table:number-columns-repeated="16"/>
          <table:table-cell table:number-columns-repeated="7"/>
        </table:table-row>
        <table:table-row table:style-name="ro1">
          <table:table-cell office:value-type="string" calcext:value-type="string">
            <text:p>rFeC_pb [-]</text:p>
          </table:table-cell>
          <table:table-cell table:style-name="Default" office:value-type="float" office:value="1" calcext:value-type="float">
            <text:p>1</text:p>
          </table:table-cell>
          <table:table-cell table:style-name="ce3" office:value-type="float" office:value="0.00004" calcext:value-type="float">
            <text:p>4.00E-05</text:p>
          </table:table-cell>
          <table:table-cell/>
          <table:table-cell table:style-name="ce3"/>
          <table:table-cell table:number-columns-repeated="21"/>
        </table:table-row>
        <table:table-row table:style-name="ro1">
          <table:table-cell office:value-type="string" calcext:value-type="string">
            <text:p>µ0 [d-1]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_l [d-1]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1" calcext:value-type="float">
            <text:p>1.00E-01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3" office:value-type="float" office:value="0.000001" calcext:value-type="float">
            <text:p>1.00E-06</text:p>
          </table:table-cell>
          <table:table-cell table:style-name="ce3" office:value-type="float" office:value="0.0000001" calcext:value-type="float">
            <text:p>1.00E-07</text:p>
          </table:table-cell>
          <table:table-cell table:style-name="ce3" office:value-type="float" office:value="0.00000001" calcext:value-type="float">
            <text:p>1.00E-08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_q [m3 cell-1 s-1]</text:p>
          </table:table-cell>
          <table:table-cell table:style-name="Default" office:value-type="float" office:value="10" calcext:value-type="float">
            <text:p>10</text:p>
          </table:table-cell>
          <table:table-cell table:style-name="ce3" office:value-type="float" office:value="0.000000000001" calcext:value-type="float">
            <text:p>1.00E-12</text:p>
          </table:table-cell>
          <table:table-cell table:style-name="ce3" office:value-type="float" office:value="0.0000000000001" calcext:value-type="float">
            <text:p>1.00E-13</text:p>
          </table:table-cell>
          <table:table-cell table:style-name="ce3" office:value-type="float" office:value="0.00000000000001" calcext:value-type="float">
            <text:p>1.00E-14</text:p>
          </table:table-cell>
          <table:table-cell table:style-name="ce3" office:value-type="float" office:value="1E-015" calcext:value-type="float">
            <text:p>1.00E-15</text:p>
          </table:table-cell>
          <table:table-cell table:style-name="ce3" office:value-type="float" office:value="1E-016" calcext:value-type="float">
            <text:p>1.00E-16</text:p>
          </table:table-cell>
          <table:table-cell table:style-name="ce3" office:value-type="float" office:value="1E-017" calcext:value-type="float">
            <text:p>1.00E-17</text:p>
          </table:table-cell>
          <table:table-cell table:style-name="ce3" office:value-type="float" office:value="1E-018" calcext:value-type="float">
            <text:p>1.00E-18</text:p>
          </table:table-cell>
          <table:table-cell table:style-name="ce3" office:value-type="float" office:value="1E-019" calcext:value-type="float">
            <text:p>1.00E-19</text:p>
          </table:table-cell>
          <table:table-cell table:style-name="ce3" office:value-type="float" office:value="1E-020" calcext:value-type="float">
            <text:p>1.00E-20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appa [-]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K_Fe_pro [mol kg-1]</text:p>
          </table:table-cell>
          <table:table-cell table:style-name="Default" office:value-type="float" office:value="3" calcext:value-type="float">
            <text:p>3</text:p>
          </table:table-cell>
          <table:table-cell table:style-name="ce3" office:value-type="float" office:value="0.0000000001" calcext:value-type="float">
            <text:p>1.00E-10</text:p>
          </table:table-cell>
          <table:table-cell table:style-name="ce3" office:value-type="float" office:value="0.000000001" calcext:value-type="float">
            <text:p>1.00E-09</text:p>
          </table:table-cell>
          <table:table-cell table:style-name="ce3" office:value-type="float" office:value="0.00000001" calcext:value-type="float">
            <text:p>1.00E-0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K_LDOC_pro [mol kg-1]</text:p>
          </table:table-cell>
          <table:table-cell table:style-name="Default" office:value-type="float" office:value="3" calcext:value-type="float">
            <text:p>3</text:p>
          </table:table-cell>
          <table:table-cell table:style-name="ce3" office:value-type="float" office:value="0.0000001" calcext:value-type="float">
            <text:p>1.00E-07</text:p>
          </table:table-cell>
          <table:table-cell table:style-name="ce3" office:value-type="float" office:value="0.000001" calcext:value-type="float">
            <text:p>1.00E-06</text:p>
          </table:table-cell>
          <table:table-cell table:style-name="ce3" office:value-type="float" office:value="0.00001" calcext:value-type="float">
            <text:p>1.00E-05</text:p>
          </table:table-cell>
          <table:table-cell office:value-type="string" calcext:value-type="string">
            <text:p>was not cycled by accident, all had 1E-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GE [-]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hi [-]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CLig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/>
          <table:table-cell table:style-name="Default"/>
          <table:table-cell table:number-columns-repeated="24"/>
        </table:table-row>
        <table:table-row table:style-name="ro1">
          <table:table-cell/>
          <table:table-cell table:style-name="Default" table:formula="of:=PRODUCT([.B4:.B13])" office:value-type="float" office:value="13500" calcext:value-type="float">
            <text:p>13500</text:p>
          </table:table-cell>
          <table:table-cell table:number-columns-repeated="24"/>
        </table:table-row>
        <table:table-row table:style-name="ro1">
          <table:table-cell/>
          <table:table-cell table:style-name="Default" table:formula="of:=13500/5" office:value-type="float" office:value="2700" calcext:value-type="float">
            <text:p>2700</text:p>
          </table:table-cell>
          <table:table-cell table:number-columns-repeated="24"/>
        </table:table-row>
        <table:table-row table:style-name="ro1" table:number-rows-repeated="6">
          <table:table-cell/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Ensemble 2</text:p>
          </table:table-cell>
          <table:table-cell table:style-name="Default" office:value-type="string" calcext:value-type="string">
            <text:p>Timestep = 1 year</text:p>
          </table:table-cell>
          <table:table-cell office:value-type="string" calcext:value-type="string">
            <text:p>Time = 100 yea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Number of values</text:p>
          </table:table-cell>
          <table:table-cell table:style-name="ce44" office:value-type="string" calcext:value-type="string" table:number-columns-spanned="17" table:number-rows-spanned="1">
            <text:p>Values</text:p>
          </table:table-cell>
          <table:covered-table-cell table:number-columns-repeated="16"/>
          <table:table-cell table:number-columns-repeated="7"/>
        </table:table-row>
        <table:table-row table:style-name="ro1"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0.00004" calcext:value-type="float">
            <text:p>4.00E-05</text:p>
          </table:table-cell>
          <table:table-cell/>
          <table:table-cell table:style-name="ce3"/>
          <table:table-cell table:number-columns-repeated="21"/>
        </table:table-row>
        <table:table-row table:style-name="ro1">
          <table:table-cell office:value-type="string" calcext:value-type="string">
            <text:p>µ0 [d-1]</text:p>
          </table:table-cell>
          <table:table-cell office:value-type="float" office:value="5" calcext:value-type="float">
            <text:p>5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_l [d-1]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0.1" calcext:value-type="float">
            <text:p>1.00E-01</text:p>
          </table:table-cell>
          <table:table-cell table:style-name="ce21" office:value-type="float" office:value="0.01" calcext:value-type="float">
            <text:p>1.00E-02</text:p>
          </table:table-cell>
          <table:table-cell table:style-name="ce21" office:value-type="float" office:value="0.001" calcext:value-type="float">
            <text:p>1.00E-03</text:p>
          </table:table-cell>
          <table:table-cell table:style-name="ce21" office:value-type="float" office:value="0.0001" calcext:value-type="float">
            <text:p>1.00E-04</text:p>
          </table:table-cell>
          <table:table-cell table:style-name="ce21" office:value-type="float" office:value="0.00001" calcext:value-type="float">
            <text:p>1.00E-05</text:p>
          </table:table-cell>
          <table:table-cell table:style-name="ce21" office:value-type="float" office:value="0.000001" calcext:value-type="float">
            <text:p>1.00E-06</text:p>
          </table:table-cell>
          <table:table-cell table:style-name="ce21" office:value-type="float" office:value="0.0000001" calcext:value-type="float">
            <text:p>1.00E-07</text:p>
          </table:table-cell>
          <table:table-cell table:style-name="ce21" office:value-type="float" office:value="0.00000001" calcext:value-type="float">
            <text:p>1.00E-08</text:p>
          </table:table-cell>
          <table:table-cell table:style-name="ce21" office:value-type="float" office:value="0.000000001" calcext:value-type="float">
            <text:p>1.00E-09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_q [m3 cell-1 s-1]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0.00000000000001" calcext:value-type="float">
            <text:p>1.00E-14</text:p>
          </table:table-cell>
          <table:table-cell table:style-name="ce3" office:value-type="float" office:value="1E-015" calcext:value-type="float">
            <text:p>1.00E-15</text:p>
          </table:table-cell>
          <table:table-cell table:style-name="ce3" office:value-type="float" office:value="1E-016" calcext:value-type="float">
            <text:p>1.00E-16</text:p>
          </table:table-cell>
          <table:table-cell table:style-name="ce21" office:value-type="float" office:value="1E-017" calcext:value-type="float">
            <text:p>1.00E-17</text:p>
          </table:table-cell>
          <table:table-cell table:style-name="ce21" office:value-type="float" office:value="1E-018" calcext:value-type="float">
            <text:p>1.00E-18</text:p>
          </table:table-cell>
          <table:table-cell table:style-name="ce21" office:value-type="float" office:value="1E-019" calcext:value-type="float">
            <text:p>1.00E-19</text:p>
          </table:table-cell>
          <table:table-cell table:style-name="ce21" office:value-type="float" office:value="1E-020" calcext:value-type="float">
            <text:p>1.00E-2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appa [-]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idealized calculations</text:p>
          </table:table-cell>
          <table:table-cell office:value-type="string" calcext:value-type="string">
            <text:p>M(carbon) [g/mol]</text:p>
          </table:table-cell>
          <table:table-cell office:value-type="string" calcext:value-type="string">
            <text:p>q_C [g/cell]</text:p>
          </table:table-cell>
          <table:table-cell table:number-columns-repeated="3"/>
          <table:table-cell office:value-type="string" calcext:value-type="string">
            <text:p>S_LDO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_Fe_pro [mol kg-1]</text:p>
          </table:table-cell>
          <table:table-cell office:value-type="float" office:value="3" calcext:value-type="float">
            <text:p>3</text:p>
          </table:table-cell>
          <table:table-cell table:style-name="ce21" office:value-type="float" office:value="0.0000000001" calcext:value-type="float">
            <text:p>1.00E-10</text:p>
          </table:table-cell>
          <table:table-cell table:style-name="ce21" office:value-type="float" office:value="0.000000001" calcext:value-type="float">
            <text:p>1.00E-09</text:p>
          </table:table-cell>
          <table:table-cell table:style-name="ce21" office:value-type="float" office:value="0.00000001" calcext:value-type="float">
            <text:p>1.00E-08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table:style-name="ce3" office:value-type="float" office:value="0.00000000000001" calcext:value-type="float">
            <text:p>1.00E-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_LDOC_pro [mol kg-1]</text:p>
          </table:table-cell>
          <table:table-cell office:value-type="float" office:value="3" calcext:value-type="float">
            <text:p>3</text:p>
          </table:table-cell>
          <table:table-cell table:style-name="ce21" office:value-type="float" office:value="0.0000001" calcext:value-type="float">
            <text:p>1.00E-07</text:p>
          </table:table-cell>
          <table:table-cell table:style-name="ce21" office:value-type="float" office:value="0.000001" calcext:value-type="float">
            <text:p>1.00E-06</text:p>
          </table:table-cell>
          <table:table-cell table:style-name="ce21" office:value-type="float" office:value="0.00001" calcext:value-type="float">
            <text:p>1.00E-0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GE [-]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.25" calcext:value-type="float">
            <text:p>0.25</text:p>
          </table:table-cell>
          <table:table-cell table:number-columns-repeated="11"/>
          <table:table-cell office:value-type="string" calcext:value-type="string">
            <text:p>m_l [1/s]</text:p>
          </table:table-cell>
          <table:table-cell office:value-type="string" calcext:value-type="string">
            <text:p>m_q [m3/cell/s]</text:p>
          </table:table-cell>
          <table:table-cell office:value-type="string" calcext:value-type="string">
            <text:p>S_LDOC [mol/m3/s] </text:p>
          </table:table-cell>
          <table:table-cell office:value-type="string" calcext:value-type="string">
            <text:p>CUE [ - ]</text:p>
          </table:table-cell>
          <table:table-cell office:value-type="string" calcext:value-type="string">
            <text:p>Kappa [ - ]</text:p>
          </table:table-cell>
          <table:table-cell office:value-type="string" calcext:value-type="string">
            <text:p>B_abund [cell/ml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hi [-]</text:p>
          </table:table-cell>
          <table:table-cell office:value-type="float" office:value="3" calcext:value-type="float">
            <text:p>3</text:p>
          </table:table-cell>
          <table:table-cell table:style-name="ce21" office:value-type="float" office:value="0.0001" calcext:value-type="float">
            <text:p>1.00E-04</text:p>
          </table:table-cell>
          <table:table-cell table:style-name="ce21" office:value-type="float" office:value="0.001" calcext:value-type="float">
            <text:p>1.00E-03</text:p>
          </table:table-cell>
          <table:table-cell table:style-name="ce21" office:value-type="float" office:value="0.01" calcext:value-type="float">
            <text:p>1.00E-02</text:p>
          </table:table-cell>
          <table:table-cell table:number-columns-repeated="8"/>
          <table:table-cell table:formula="of:=[.O33]*86400" office:value-type="float" office:value="0.000864" calcext:value-type="float">
            <text:p>0.000864</text:p>
          </table:table-cell>
          <table:table-cell table:style-name="ce3" office:value-type="float" office:value="0.00000001" calcext:value-type="float">
            <text:p>1.00E-08</text:p>
          </table:table-cell>
          <table:table-cell table:style-name="ce3" office:value-type="float" office:value="1E-022" calcext:value-type="float">
            <text:p>1.00E-22</text:p>
          </table:table-cell>
          <table:table-cell table:style-name="ce3" office:value-type="float" office:value="0.0000000001" calcext:value-type="float">
            <text:p>1.00E-1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style-name="ce3" table:formula="of:= (-[.O33] + ([.O33]^2 + (4*[.P33] * [.$O$30]/[.$P$30] * [.Q33] / (1/[.R33] - [.S33])))^0.5) / (2 * [.P33]* [.$O$30]/[.$P$30]) * [.$O$30] / [.$P$30] / 10^6" office:value-type="float" office:value="2915026.22129181" calcext:value-type="float">
            <text:p>2.92E+06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30" calcext:value-type="float">
            <text:p>30</text:p>
          </table:table-cell>
          <table:table-cell table:number-columns-repeated="11"/>
          <table:table-cell table:style-name="ce3" office:value-type="float" office:value="0.000000001" calcext:value-type="float">
            <text:p>1.00E-09</text:p>
          </table:table-cell>
          <table:table-cell table:style-name="ce3" office:value-type="float" office:value="1E-019" calcext:value-type="float">
            <text:p>1.00E-19</text:p>
          </table:table-cell>
          <table:table-cell table:style-name="ce3" office:value-type="float" office:value="0.000000000001" calcext:value-type="float">
            <text:p>1.00E-12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style-name="ce3" table:formula="of:= (-[.O34] + ([.O34]^2 + (4*[.P34] * [.$O$30]/[.$P$30] * [.Q34] / (1/[.R34] - [.S34])))^0.5) / (2 * [.P34]* [.$O$30]/[.$P$30]) * [.$O$30] / [.$P$30] / 10^6" office:value-type="float" office:value="50000" calcext:value-type="float">
            <text:p>5.00E+04</text:p>
          </table:table-cell>
          <table:table-cell table:style-name="ce3"/>
          <table:table-cell table:number-columns-repeated="5"/>
        </table:table-row>
        <table:table-row table:style-name="ro1">
          <table:table-cell table:number-columns-repeated="14"/>
          <table:table-cell table:style-name="ce3" office:value-type="float" office:value="0.00000001" calcext:value-type="float">
            <text:p>1.00E-08</text:p>
          </table:table-cell>
          <table:table-cell table:style-name="ce3" office:value-type="float" office:value="1E-022" calcext:value-type="float">
            <text:p>1.00E-22</text:p>
          </table:table-cell>
          <table:table-cell table:style-name="ce3" office:value-type="float" office:value="0.000000000001" calcext:value-type="float">
            <text:p>1.00E-12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style-name="ce3" table:formula="of:= (-[.O35] + ([.O35]^2 + (4*[.P35] * [.$O$30]/[.$P$30] * [.Q35] / (1/[.R35] - [.S35])))^0.5) / (2 * [.P35]* [.$O$30]/[.$P$30]) * [.$O$30] / [.$P$30] / 10^6" office:value-type="float" office:value="29991.0053959536" calcext:value-type="float">
            <text:p>3.00E+04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Number of ensemble members</text:p>
          </table:table-cell>
          <table:table-cell table:formula="of:=PRODUCT([.B25:.B34])" office:value-type="float" office:value="10800" calcext:value-type="float">
            <text:p>10800</text:p>
          </table:table-cell>
          <table:table-cell table:number-columns-repeated="17"/>
          <table:table-cell table:style-name="ce3" table:formula="of:= (-[.O36] + ([.O36]^2 + (4*[.P36] * [.$O$30]/[.$P$30] * [.Q36] / (1/[.R36] - [.S36])))^0.5) / (2 * [.P36]* [.$O$30]/[.$P$30]) * [.$O$30] / [.$P$30] / 10^6" office:value-type="string" office:string-value="" calcext:value-type="error">
            <text:p>#DIV/0!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µ0 [s-1]</text:p>
          </table:table-cell>
          <table:table-cell table:style-name="Default"/>
          <table:table-cell table:formula="of:=[.C26]/86400" office:value-type="float" office:value="0.00000011574074074074" calcext:value-type="float">
            <text:p>1.15740740740741E-07</text:p>
          </table:table-cell>
          <table:table-cell table:formula="of:=[.D26]/86400" office:value-type="float" office:value="0.00000115740740740741" calcext:value-type="float">
            <text:p>1.15740740740741E-06</text:p>
          </table:table-cell>
          <table:table-cell table:formula="of:=[.E26]/86400" office:value-type="float" office:value="0.0000115740740740741" calcext:value-type="float">
            <text:p>1.15740740740741E-05</text:p>
          </table:table-cell>
          <table:table-cell table:formula="of:=[.F26]/86400" office:value-type="float" office:value="0.000115740740740741" calcext:value-type="float">
            <text:p>0.000115740740741</text:p>
          </table:table-cell>
          <table:table-cell table:formula="of:=[.G26]/86400" office:value-type="float" office:value="0.00115740740740741" calcext:value-type="float">
            <text:p>0.001157407407407</text:p>
          </table:table-cell>
          <table:table-cell table:number-columns-repeated="12"/>
          <table:table-cell table:style-name="ce3" table:formula="of:= (-[.O37] + ([.O37]^2 + (4*[.P37] * [.$O$30]/[.$P$30] * [.Q37] / (1/[.R37] - [.S37])))^0.5) / (2 * [.P37]* [.$O$30]/[.$P$30]) * [.$O$30] / [.$P$30] / 10^6" office:value-type="string" office:string-value="" calcext:value-type="error">
            <text:p>#DIV/0!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m_l [s-1]</text:p>
          </table:table-cell>
          <table:table-cell table:style-name="Default"/>
          <table:table-cell table:formula="of:=[.C27]/86400" office:value-type="float" office:value="0.00000115740740740741" calcext:value-type="float">
            <text:p>1.15740740740741E-06</text:p>
          </table:table-cell>
          <table:table-cell table:formula="of:=[.D27]/86400" office:value-type="float" office:value="0.00000011574074074074" calcext:value-type="float">
            <text:p>1.15740740740741E-07</text:p>
          </table:table-cell>
          <table:table-cell table:formula="of:=[.E27]/86400" office:value-type="float" office:value="0.00000001157407407407" calcext:value-type="float">
            <text:p>1.15740740740741E-08</text:p>
          </table:table-cell>
          <table:table-cell table:formula="of:=[.F27]/86400" office:value-type="float" office:value="0.00000000115740740741" calcext:value-type="float">
            <text:p>1.15740740740741E-09</text:p>
          </table:table-cell>
          <table:table-cell table:formula="of:=[.G27]/86400" office:value-type="float" office:value="0.00000000011574074074" calcext:value-type="float">
            <text:p>1.15740740740741E-10</text:p>
          </table:table-cell>
          <table:table-cell table:formula="of:=[.H27]/86400" office:value-type="float" office:value="0.00000000001157407407" calcext:value-type="float">
            <text:p>1.15740740740741E-11</text:p>
          </table:table-cell>
          <table:table-cell table:formula="of:=[.I27]/86400" office:value-type="float" office:value="0.00000000000115740741" calcext:value-type="float">
            <text:p>1.15740740740741E-12</text:p>
          </table:table-cell>
          <table:table-cell table:formula="of:=[.J27]/86400" office:value-type="float" office:value="0.00000000000011574074" calcext:value-type="float">
            <text:p>1.15740740740741E-13</text:p>
          </table:table-cell>
          <table:table-cell table:formula="of:=[.K27]/86400" office:value-type="float" office:value="0.00000000000001157407" calcext:value-type="float">
            <text:p>1.15740740740741E-14</text:p>
          </table:table-cell>
          <table:table-cell table:formula="of:=[.L27]/86400" office:value-type="float" office:value="0" calcext:value-type="float">
            <text:p>0</text:p>
          </table:table-cell>
          <table:table-cell table:number-columns-repeated="7"/>
          <table:table-cell table:style-name="ce3" table:formula="of:= (-[.O38] + ([.O38]^2 + (4*[.P38] * [.$O$30]/[.$P$30] * [.Q38] / (1/[.R38] - [.S38])))^0.5) / (2 * [.P38]* [.$O$30]/[.$P$30]) * [.$O$30] / [.$P$30] / 10^6" office:value-type="string" office:string-value="" calcext:value-type="error">
            <text:p>#DIV/0!</text:p>
          </table:table-cell>
          <table:table-cell table:style-name="ce3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17"/>
          <table:table-cell table:style-name="ce3" table:formula="of:= (-[.O39] + ([.O39]^2 + (4*[.P39] * [.$O$30]/[.$P$30] * [.Q39] / (1/[.R39] - [.S39])))^0.5) / (2 * [.P39]* [.$O$30]/[.$P$30]) * [.$O$30] / [.$P$30] / 10^6" office:value-type="string" office:string-value="" calcext:value-type="error">
            <text:p>#DIV/0!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Ensemble 3</text:p>
          </table:table-cell>
          <table:table-cell table:style-name="Default" office:value-type="string" calcext:value-type="string">
            <text:p>Parameter chosen according to ensemble 2, longer integration time</text:p>
          </table:table-cell>
          <table:table-cell table:number-columns-repeated="17"/>
          <table:table-cell table:style-name="ce3" table:formula="of:= (-[.O40] + ([.O40]^2 + (4*[.P40] * [.$O$30]/[.$P$30] * [.Q40] / (1/[.R40] - [.S40])))^0.5) / (2 * [.P40]* [.$O$30]/[.$P$30]) * [.$O$30] / [.$P$30] / 10^6" office:value-type="string" office:string-value="" calcext:value-type="error">
            <text:p>#DIV/0!</text:p>
          </table:table-cell>
          <table:table-cell table:style-name="ce3"/>
          <table:table-cell table:number-columns-repeated="5"/>
        </table:table-row>
        <table:table-row table:style-name="ro1">
          <table:table-cell/>
          <table:table-cell table:style-name="Default"/>
          <table:table-cell office:value-type="string" calcext:value-type="string">
            <text:p>Time = 1000 years</text:p>
          </table:table-cell>
          <table:table-cell table:number-columns-repeated="16"/>
          <table:table-cell table:style-name="ce3" table:formula="of:= (-[.O41] + ([.O41]^2 + (4*[.P41] * [.$O$30]/[.$P$30] * [.Q41] / (1/[.R41] - [.S41])))^0.5) / (2 * [.P41]* [.$O$30]/[.$P$30]) * [.$O$30] / [.$P$30] / 10^6" office:value-type="string" office:string-value="" calcext:value-type="error">
            <text:p>#DIV/0!</text:p>
          </table:table-cell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Number of values</text:p>
          </table:table-cell>
          <table:table-cell table:number-columns-repeated="17"/>
          <table:table-cell table:style-name="ce3" table:formula="of:= (-[.O42] + ([.O42]^2 + (4*[.P42] * [.$O$30]/[.$P$30] * [.Q42] / (1/[.R42] - [.S42])))^0.5) / (2 * [.P42]* [.$O$30]/[.$P$30]) * [.$O$30] / [.$P$30] / 10^6" office:value-type="string" office:string-value="" calcext:value-type="error">
            <text:p>#DIV/0!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21" office:value-type="float" office:value="0.00004" calcext:value-type="float">
            <text:p>4.00E-05</text:p>
          </table:table-cell>
          <table:table-cell table:style-name="ce10" table:number-columns-repeated="8"/>
          <table:table-cell table:number-columns-repeated="8"/>
          <table:table-cell table:style-name="ce3" table:formula="of:= (-[.O43] + ([.O43]^2 + (4*[.P43] * [.$O$30]/[.$P$30] * [.Q43] / (1/[.R43] - [.S43])))^0.5) / (2 * [.P43]* [.$O$30]/[.$P$30]) * [.$O$30] / [.$P$30] / 10^6" office:value-type="string" office:string-value="" calcext:value-type="error">
            <text:p>#DIV/0!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µ0 [d-1]</text:p>
          </table:table-cell>
          <table:table-cell office:value-type="float" office:value="4" calcext:value-type="float">
            <text:p>4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0.1" calcext:value-type="float">
            <text:p>0.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number-columns-repeated="5"/>
          <table:table-cell table:number-columns-repeated="8"/>
          <table:table-cell table:style-name="ce3" table:formula="of:= (-[.O44] + ([.O44]^2 + (4*[.P44] * [.$O$30]/[.$P$30] * [.Q44] / (1/[.R44] - [.S44])))^0.5) / (2 * [.P44]* [.$O$30]/[.$P$30]) * [.$O$30] / [.$P$30] / 10^6" office:value-type="string" office:string-value="" calcext:value-type="error">
            <text:p>#DIV/0!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m_l [d-1]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0.01" calcext:value-type="float">
            <text:p>1.00E-02</text:p>
          </table:table-cell>
          <table:table-cell table:style-name="ce5" office:value-type="float" office:value="0.001" calcext:value-type="float">
            <text:p>1.00E-03</text:p>
          </table:table-cell>
          <table:table-cell table:style-name="ce5" office:value-type="float" office:value="0.0001" calcext:value-type="float">
            <text:p>1.00E-04</text:p>
          </table:table-cell>
          <table:table-cell table:style-name="ce21" office:value-type="float" office:value="0.00001" calcext:value-type="float">
            <text:p>1.00E-05</text:p>
          </table:table-cell>
          <table:table-cell table:style-name="ce21" office:value-type="float" office:value="0.000001" calcext:value-type="float">
            <text:p>1.00E-06</text:p>
          </table:table-cell>
          <table:table-cell table:style-name="ce21" office:value-type="float" office:value="0.0000001" calcext:value-type="float">
            <text:p>1.00E-07</text:p>
          </table:table-cell>
          <table:table-cell table:style-name="ce21" office:value-type="float" office:value="0.00000001" calcext:value-type="float">
            <text:p>1.00E-08</text:p>
          </table:table-cell>
          <table:table-cell table:style-name="ce21" office:value-type="float" office:value="0.000000001" calcext:value-type="float">
            <text:p>1.00E-09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_q [m3 cell-1 s-1]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1E-017" calcext:value-type="float">
            <text:p>1.00E-17</text:p>
          </table:table-cell>
          <table:table-cell table:style-name="ce5" office:value-type="float" office:value="1E-018" calcext:value-type="float">
            <text:p>1.00E-18</text:p>
          </table:table-cell>
          <table:table-cell table:style-name="ce5" office:value-type="float" office:value="1E-019" calcext:value-type="float">
            <text:p>1.00E-19</text:p>
          </table:table-cell>
          <table:table-cell table:style-name="ce5" office:value-type="float" office:value="1E-020" calcext:value-type="float">
            <text:p>1.00E-20</text:p>
          </table:table-cell>
          <table:table-cell table:style-name="ce22" office:value-type="float" office:value="0" calcext:value-type="float">
            <text:p>0</text:p>
          </table:table-cell>
          <table:table-cell table:style-name="ce5"/>
          <table:table-cell table:style-name="ce10" table:number-columns-repeated="3"/>
          <table:table-cell table:number-columns-repeated="15"/>
        </table:table-row>
        <table:table-row table:style-name="ro1">
          <table:table-cell office:value-type="string" calcext:value-type="string">
            <text:p>Kappa [-]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10" table:number-columns-repeated="8"/>
          <table:table-cell table:number-columns-repeated="15"/>
        </table:table-row>
        <table:table-row table:style-name="ro1">
          <table:table-cell office:value-type="string" calcext:value-type="string">
            <text:p>K_Fe_pro [mol kg-1]</text:p>
          </table:table-cell>
          <table:table-cell office:value-type="float" office:value="3" calcext:value-type="float">
            <text:p>3</text:p>
          </table:table-cell>
          <table:table-cell table:style-name="ce21" office:value-type="float" office:value="0.0000000001" calcext:value-type="float">
            <text:p>1.00E-10</text:p>
          </table:table-cell>
          <table:table-cell table:style-name="ce21" office:value-type="float" office:value="0.000000001" calcext:value-type="float">
            <text:p>1.00E-09</text:p>
          </table:table-cell>
          <table:table-cell table:style-name="ce21" office:value-type="float" office:value="0.00000001" calcext:value-type="float">
            <text:p>1.00E-08</text:p>
          </table:table-cell>
          <table:table-cell table:style-name="ce10" table:number-columns-repeated="6"/>
          <table:table-cell table:number-columns-repeated="15"/>
        </table:table-row>
        <table:table-row table:style-name="ro1">
          <table:table-cell office:value-type="string" calcext:value-type="string">
            <text:p>K_LDOC_pro [mol kg-1]</text:p>
          </table:table-cell>
          <table:table-cell office:value-type="float" office:value="3" calcext:value-type="float">
            <text:p>3</text:p>
          </table:table-cell>
          <table:table-cell table:style-name="ce21" office:value-type="float" office:value="0.0000001" calcext:value-type="float">
            <text:p>1.00E-07</text:p>
          </table:table-cell>
          <table:table-cell table:style-name="ce21" office:value-type="float" office:value="0.000001" calcext:value-type="float">
            <text:p>1.00E-06</text:p>
          </table:table-cell>
          <table:table-cell table:style-name="ce21" office:value-type="float" office:value="0.00001" calcext:value-type="float">
            <text:p>1.00E-05</text:p>
          </table:table-cell>
          <table:table-cell table:style-name="ce10" table:number-columns-repeated="6"/>
          <table:table-cell table:number-columns-repeated="15"/>
        </table:table-row>
        <table:table-row table:style-name="ro1">
          <table:table-cell office:value-type="string" calcext:value-type="string">
            <text:p>PGE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table:number-columns-repeated="8"/>
          <table:table-cell table:number-columns-repeated="15"/>
        </table:table-row>
        <table:table-row table:style-name="ro1">
          <table:table-cell office:value-type="string" calcext:value-type="string">
            <text:p>Phi [-]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0.0001" calcext:value-type="float">
            <text:p>1.00E-04</text:p>
          </table:table-cell>
          <table:table-cell table:style-name="ce21" office:value-type="float" office:value="0.001" calcext:value-type="float">
            <text:p>1.00E-03</text:p>
          </table:table-cell>
          <table:table-cell table:style-name="ce21" office:value-type="float" office:value="0.01" calcext:value-type="float">
            <text:p>1.00E-02</text:p>
          </table:table-cell>
          <table:table-cell table:style-name="ce5" table:number-columns-repeated="4"/>
          <table:table-cell table:style-name="ce10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22" office:value-type="float" office:value="30" calcext:value-type="float">
            <text:p>30</text:p>
          </table:table-cell>
          <table:table-cell table:style-name="ce10" table:number-columns-repeated="8"/>
          <table:table-cell table:number-columns-repeated="15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formula="of:=PRODUCT([.B43:.B52])" office:value-type="float" office:value="4860" calcext:value-type="float">
            <text:p>486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stimated time [s]</text:p>
          </table:table-cell>
          <table:table-cell table:style-name="Default" table:formula="of:=[.B54]*3" office:value-type="float" office:value="14580" calcext:value-type="float">
            <text:p>1458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stimated time [h]</text:p>
          </table:table-cell>
          <table:table-cell table:style-name="Default" table:formula="of:=[.B55]/3600" office:value-type="float" office:value="4.05" calcext:value-type="float">
            <text:p>4.05</text:p>
          </table:table-cell>
          <table:table-cell table:number-columns-repeated="24"/>
        </table:table-row>
        <table:table-row table:style-name="ro1" table:number-rows-repeated="2">
          <table:table-cell/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Ensemble 4</text:p>
          </table:table-cell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10"/>
          <table:table-cell table:number-columns-repeated="22"/>
        </table:table-row>
        <table:table-row table:style-name="ro1">
          <table:table-cell office:value-type="string" calcext:value-type="string">
            <text:p>µ0 [d-1]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style-name="ce10" office:value-type="float" office:value="0.1" calcext:value-type="float">
            <text:p>0.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_l [d-1]</text:p>
          </table:table-cell>
          <table:table-cell office:value-type="float" office:value="5" calcext:value-type="float">
            <text:p>5</text:p>
          </table:table-cell>
          <table:table-cell table:style-name="ce23" office:value-type="float" office:value="0.00001" calcext:value-type="float">
            <text:p>1.00E-05</text:p>
          </table:table-cell>
          <table:table-cell table:style-name="ce23" office:value-type="float" office:value="0.000001" calcext:value-type="float">
            <text:p>1.00E-06</text:p>
          </table:table-cell>
          <table:table-cell table:style-name="ce23" office:value-type="float" office:value="0.0000001" calcext:value-type="float">
            <text:p>1.00E-07</text:p>
          </table:table-cell>
          <table:table-cell table:style-name="ce23" office:value-type="float" office:value="0.00000001" calcext:value-type="float">
            <text:p>1.00E-08</text:p>
          </table:table-cell>
          <table:table-cell table:style-name="ce23" office:value-type="float" office:value="0.000000001" calcext:value-type="float">
            <text:p>1.00E-09</text:p>
          </table:table-cell>
          <table:table-cell table:style-name="ce24"/>
          <table:table-cell table:number-columns-repeated="18"/>
        </table:table-row>
        <table:table-row table:style-name="ro1">
          <table:table-cell office:value-type="string" calcext:value-type="string">
            <text:p>m_q [m3 cell-1 s-1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Kappa [-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K_Fe_pro [mol kg-1]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0.0000000001" calcext:value-type="float">
            <text:p>1.00E-10</text:p>
          </table:table-cell>
          <table:table-cell table:style-name="ce5" office:value-type="float" office:value="0.000000001" calcext:value-type="float">
            <text:p>1.00E-09</text:p>
          </table:table-cell>
          <table:table-cell table:style-name="ce5" office:value-type="float" office:value="0.00000001" calcext:value-type="float">
            <text:p>1.00E-08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K_LDOC_pro [mol kg-1]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0.0000001" calcext:value-type="float">
            <text:p>1.00E-07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0.00001" calcext:value-type="float">
            <text:p>1.00E-05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GE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Phi [-]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0.001" calcext:value-type="float">
            <text:p>1.00E-03</text:p>
          </table:table-cell>
          <table:table-cell table:style-name="ce3" office:value-type="float" office:value="0.003" calcext:value-type="float">
            <text:p>3.00E-03</text:p>
          </table:table-cell>
          <table:table-cell table:style-name="ce5" office:value-type="float" office:value="0.01" calcext:value-type="float">
            <text:p>1.00E-0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style-name="ce10" table:number-columns-repeated="2"/>
          <table:table-cell table:number-columns-repeated="21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formula="of:=PRODUCT([.B60:.B69])" office:value-type="float" office:value="405" calcext:value-type="float">
            <text:p>40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stimated time [s]</text:p>
          </table:table-cell>
          <table:table-cell table:style-name="Default" table:formula="of:=[.B71]*80" office:value-type="float" office:value="32400" calcext:value-type="float">
            <text:p>3240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stimated time [h]</text:p>
          </table:table-cell>
          <table:table-cell table:style-name="Default" table:formula="of:=[.B72]/3600"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/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Ensemble 5</text:p>
          </table:table-cell>
          <table:table-cell table:style-name="Default" office:value-type="string" calcext:value-type="string">
            <text:p>10000 years</text:p>
          </table:table-cell>
          <table:table-cell office:value-type="string" calcext:value-type="string">
            <text:p>Timestep = 0.5 days</text:p>
          </table:table-cell>
          <table:table-cell office:value-type="string" calcext:value-type="string">
            <text:p>NOT FINISHED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10"/>
          <table:table-cell table:number-columns-repeated="22"/>
        </table:table-row>
        <table:table-row table:style-name="ro1">
          <table:table-cell office:value-type="string" calcext:value-type="string">
            <text:p>µ0 [d-1]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_l [d-1]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23" office:value-type="float" office:value="0.00001" calcext:value-type="float">
            <text:p>1.00E-05</text:p>
          </table:table-cell>
          <table:table-cell table:style-name="ce23" office:value-type="float" office:value="0.000001" calcext:value-type="float">
            <text:p>1.00E-06</text:p>
          </table:table-cell>
          <table:table-cell table:style-name="ce23" office:value-type="float" office:value="0.0000001" calcext:value-type="float">
            <text:p>1.00E-0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_q [m3 cell-1 s-1]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E-019" calcext:value-type="float">
            <text:p>1.00E-19</text:p>
          </table:table-cell>
          <table:table-cell table:style-name="ce3" office:value-type="float" office:value="1E-020" calcext:value-type="float">
            <text:p>1.00E-20</text:p>
          </table:table-cell>
          <table:table-cell table:style-name="ce3" office:value-type="float" office:value="1E-021" calcext:value-type="float">
            <text:p>1.00E-21</text:p>
          </table:table-cell>
          <table:table-cell table:style-name="ce3" office:value-type="float" office:value="1E-022" calcext:value-type="float">
            <text:p>1.00E-22</text:p>
          </table:table-cell>
          <table:table-cell table:style-name="ce3" office:value-type="float" office:value="1E-023" calcext:value-type="float">
            <text:p>1.00E-2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appa [-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K_Fe_pro [mol kg-1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00001" calcext:value-type="float">
            <text:p>1.00E-09</text:p>
          </table:table-cell>
          <table:table-cell/>
          <table:table-cell table:style-name="ce5"/>
          <table:table-cell table:number-columns-repeated="21"/>
        </table:table-row>
        <table:table-row table:style-name="ro1">
          <table:table-cell office:value-type="string" calcext:value-type="string">
            <text:p>K_LDOC_pro [mol kg-1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01" calcext:value-type="float">
            <text:p>1.00E-06</text:p>
          </table:table-cell>
          <table:table-cell/>
          <table:table-cell table:style-name="ce5"/>
          <table:table-cell table:number-columns-repeated="21"/>
        </table:table-row>
        <table:table-row table:style-name="ro1">
          <table:table-cell office:value-type="string" calcext:value-type="string">
            <text:p>PGE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Phi [-]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0.0000000001" calcext:value-type="float">
            <text:p>1.00E-10</text:p>
          </table:table-cell>
          <table:table-cell table:style-name="ce3" office:value-type="float" office:value="0.000000001" calcext:value-type="float">
            <text:p>1.00E-09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0.0000001" calcext:value-type="float">
            <text:p>1.00E-07</text:p>
          </table:table-cell>
          <table:table-cell table:style-name="ce3" office:value-type="float" office:value="0.000001" calcext:value-type="float">
            <text:p>1.00E-06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3" office:value-type="float" office:value="0.01" calcext:value-type="float">
            <text:p>1.00E-0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style-name="ce10" table:number-columns-repeated="2"/>
          <table:table-cell table:number-columns-repeated="21"/>
        </table:table-row>
        <table:table-row table:style-name="ro1">
          <table:table-cell/>
          <table:table-cell table:formula="of:=PRODUCT([.B75:.B84])" office:value-type="float" office:value="675" calcext:value-type="float">
            <text:p>67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stimated time [s]</text:p>
          </table:table-cell>
          <table:table-cell table:style-name="Default" table:formula="of:=[.B86]*80" office:value-type="float" office:value="54000" calcext:value-type="float">
            <text:p>5400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stimated time [h]</text:p>
          </table:table-cell>
          <table:table-cell table:style-name="Default" table:formula="of:=[.B87]/3600" office:value-type="float" office:value="15" calcext:value-type="float">
            <text:p>15</text:p>
          </table:table-cell>
          <table:table-cell table:number-columns-repeated="24"/>
        </table:table-row>
        <table:table-row table:style-name="ro1" table:number-rows-repeated="2">
          <table:table-cell/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Ensemble 5 corrected</text:p>
          </table:table-cell>
          <table:table-cell table:style-name="Default" office:value-type="string" calcext:value-type="string">
            <text:p>10000 years</text:p>
          </table:table-cell>
          <table:table-cell office:value-type="string" calcext:value-type="string">
            <text:p>Timestep = 0.5 day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10"/>
          <table:table-cell table:number-columns-repeated="22"/>
        </table:table-row>
        <table:table-row table:style-name="ro1">
          <table:table-cell office:value-type="string" calcext:value-type="string">
            <text:p>µ0 [d-1]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_l [d-1]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23" office:value-type="float" office:value="0.00001" calcext:value-type="float">
            <text:p>1.00E-05</text:p>
          </table:table-cell>
          <table:table-cell table:style-name="ce23" office:value-type="float" office:value="0.000001" calcext:value-type="float">
            <text:p>1.00E-06</text:p>
          </table:table-cell>
          <table:table-cell table:style-name="ce23" office:value-type="float" office:value="0.0000001" calcext:value-type="float">
            <text:p>1.00E-0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_q [m3 cell-1 s-1]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E-019" calcext:value-type="float">
            <text:p>1.00E-19</text:p>
          </table:table-cell>
          <table:table-cell table:style-name="ce3" office:value-type="float" office:value="1E-020" calcext:value-type="float">
            <text:p>1.00E-20</text:p>
          </table:table-cell>
          <table:table-cell table:style-name="ce3" office:value-type="float" office:value="1E-021" calcext:value-type="float">
            <text:p>1.00E-21</text:p>
          </table:table-cell>
          <table:table-cell table:style-name="ce3" office:value-type="float" office:value="1E-022" calcext:value-type="float">
            <text:p>1.00E-22</text:p>
          </table:table-cell>
          <table:table-cell table:style-name="ce3" office:value-type="float" office:value="1E-023" calcext:value-type="float">
            <text:p>1.00E-2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appa [-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K_Fe_pro [mol kg-1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00001" calcext:value-type="float">
            <text:p>1.00E-09</text:p>
          </table:table-cell>
          <table:table-cell/>
          <table:table-cell table:style-name="ce5"/>
          <table:table-cell table:number-columns-repeated="21"/>
        </table:table-row>
        <table:table-row table:style-name="ro1">
          <table:table-cell office:value-type="string" calcext:value-type="string">
            <text:p>K_LDOC_pro [mol kg-1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01" calcext:value-type="float">
            <text:p>1.00E-06</text:p>
          </table:table-cell>
          <table:table-cell/>
          <table:table-cell table:style-name="ce5"/>
          <table:table-cell table:number-columns-repeated="21"/>
        </table:table-row>
        <table:table-row table:style-name="ro1">
          <table:table-cell office:value-type="string" calcext:value-type="string">
            <text:p>PGE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Phi [-]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0.0000001" calcext:value-type="float">
            <text:p>1.00E-07</text:p>
          </table:table-cell>
          <table:table-cell table:style-name="ce3" office:value-type="float" office:value="0.000001" calcext:value-type="float">
            <text:p>1.00E-06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3" office:value-type="float" office:value="0.01" calcext:value-type="float">
            <text:p>1.00E-0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style-name="ce10" table:number-columns-repeated="2"/>
          <table:table-cell table:number-columns-repeated="21"/>
        </table:table-row>
        <table:table-row table:style-name="ro1">
          <table:table-cell/>
          <table:table-cell table:formula="of:=PRODUCT([.B91:.B100])" office:value-type="float" office:value="450" calcext:value-type="float">
            <text:p>45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stimated time [s]</text:p>
          </table:table-cell>
          <table:table-cell table:style-name="Default" table:formula="of:=[.B102]*80" office:value-type="float" office:value="36000" calcext:value-type="float">
            <text:p>3600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stimated time [h]</text:p>
          </table:table-cell>
          <table:table-cell table:style-name="Default" table:formula="of:=[.B103]/3600" office:value-type="float" office:value="10" calcext:value-type="float">
            <text:p>10</text:p>
          </table:table-cell>
          <table:table-cell table:number-columns-repeated="24"/>
        </table:table-row>
        <table:table-row table:style-name="ro1" table:number-rows-repeated="2">
          <table:table-cell/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Ensemble 6</text:p>
          </table:table-cell>
          <table:table-cell table:style-name="Default" office:value-type="string" calcext:value-type="string">
            <text:p>10000 years</text:p>
          </table:table-cell>
          <table:table-cell office:value-type="string" calcext:value-type="string">
            <text:p>Timestep = 0.5 day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10"/>
          <table:table-cell table:number-columns-repeated="22"/>
        </table:table-row>
        <table:table-row table:style-name="ro1">
          <table:table-cell office:value-type="string" calcext:value-type="string">
            <text:p>µ0 [d-1]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1" calcext:value-type="float">
            <text:p>0.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m_l [d-1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23" office:value-type="float" office:value="0.00001" calcext:value-type="float">
            <text:p>1.00E-05</text:p>
          </table:table-cell>
          <table:table-cell table:style-name="ce23" office:value-type="float" office:value="0.0000001" calcext:value-type="float">
            <text:p>1.00E-07</text:p>
          </table:table-cell>
          <table:table-cell table:style-name="ce23"/>
          <table:table-cell table:number-columns-repeated="20"/>
        </table:table-row>
        <table:table-row table:style-name="ro1">
          <table:table-cell office:value-type="string" calcext:value-type="string">
            <text:p>m_q [m3 cell-1 s-1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E-019" calcext:value-type="float">
            <text:p>1.00E-19</text:p>
          </table:table-cell>
          <table:table-cell table:style-name="ce3" office:value-type="float" office:value="1E-021" calcext:value-type="float">
            <text:p>1.00E-21</text:p>
          </table:table-cell>
          <table:table-cell table:style-name="ce3" office:value-type="float" office:value="1E-023" calcext:value-type="float">
            <text:p>1.00E-23</text:p>
          </table:table-cell>
          <table:table-cell table:style-name="ce3"/>
          <table:table-cell table:number-columns-repeated="20"/>
        </table:table-row>
        <table:table-row table:style-name="ro1">
          <table:table-cell office:value-type="string" calcext:value-type="string">
            <text:p>Kappa [-]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K_Fe_pro [mol kg-1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00001" calcext:value-type="float">
            <text:p>1.00E-09</text:p>
          </table:table-cell>
          <table:table-cell/>
          <table:table-cell table:style-name="ce5"/>
          <table:table-cell table:number-columns-repeated="21"/>
        </table:table-row>
        <table:table-row table:style-name="ro1">
          <table:table-cell office:value-type="string" calcext:value-type="string">
            <text:p>K_LDOC_pro [mol kg-1]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5"/>
          <table:table-cell table:number-columns-repeated="21"/>
        </table:table-row>
        <table:table-row table:style-name="ro1">
          <table:table-cell office:value-type="string" calcext:value-type="string">
            <text:p>PGE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Phi [-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3" office:value-type="float" office:value="0.01" calcext:value-type="float">
            <text:p>1.00E-0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CLig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/>
          <table:table-cell table:number-columns-repeated="21"/>
        </table:table-row>
        <table:table-row table:style-name="ro1">
          <table:table-cell/>
          <table:table-cell table:formula="of:=PRODUCT([.B108:.B117])" office:value-type="float" office:value="432" calcext:value-type="float">
            <text:p>43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stimated time [s]</text:p>
          </table:table-cell>
          <table:table-cell table:style-name="Default" table:formula="of:=[.B118]*80" office:value-type="float" office:value="34560" calcext:value-type="float">
            <text:p>3456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stimated time [h]</text:p>
          </table:table-cell>
          <table:table-cell table:style-name="Default" table:formula="of:=[.B119]/3600" office:value-type="float" office:value="9.6" calcext:value-type="float">
            <text:p>9.6</text:p>
          </table:table-cell>
          <table:table-cell table:number-columns-repeated="24"/>
        </table:table-row>
        <table:table-row table:style-name="ro1" table:number-rows-repeated="2">
          <table:table-cell/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Ensemble 7</text:p>
          </table:table-cell>
          <table:table-cell table:style-name="Default" office:value-type="string" calcext:value-type="string">
            <text:p>10000 years</text:p>
          </table:table-cell>
          <table:table-cell office:value-type="string" calcext:value-type="string">
            <text:p>Timestep = 1 day</text:p>
          </table:table-cell>
          <table:table-cell office:value-type="string" calcext:value-type="string">
            <text:p>Beta = 1E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10"/>
          <table:table-cell table:number-columns-repeated="22"/>
        </table:table-row>
        <table:table-row table:style-name="ro1">
          <table:table-cell office:value-type="string" calcext:value-type="string">
            <text:p>µ0 [d-1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number-columns-repeated="22"/>
        </table:table-row>
        <table:table-row table:style-name="ro1">
          <table:table-cell office:value-type="string" calcext:value-type="string">
            <text:p>m_l [d-1]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23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m_q [m3 cell-1 s-1]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E-019" calcext:value-type="float">
            <text:p>1.00E-19</text:p>
          </table:table-cell>
          <table:table-cell table:style-name="ce3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Kappa [-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K_Fe_pro [mol kg-1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00001" calcext:value-type="float">
            <text:p>1.00E-09</text:p>
          </table:table-cell>
          <table:table-cell/>
          <table:table-cell table:style-name="ce5"/>
          <table:table-cell table:number-columns-repeated="21"/>
        </table:table-row>
        <table:table-row table:style-name="ro1">
          <table:table-cell office:value-type="string" calcext:value-type="string">
            <text:p>K_LDOC_pro [mol kg-1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/>
          <table:table-cell table:style-name="ce5"/>
          <table:table-cell table:number-columns-repeated="21"/>
        </table:table-row>
        <table:table-row table:style-name="ro1">
          <table:table-cell office:value-type="string" calcext:value-type="string">
            <text:p>PGE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Phi [-]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.00E+00</text:p>
          </table:table-cell>
          <table:table-cell table:style-name="ce3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style-name="ce10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ligand lifetime [yr]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igphi [-]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0.00000001" calcext:value-type="float">
            <text:p>1.00E-08</text:p>
          </table:table-cell>
          <table:table-cell table:style-name="ce3" office:value-type="float" office:value="0.00000005" calcext:value-type="float">
            <text:p>5.00E-08</text:p>
          </table:table-cell>
          <table:table-cell table:style-name="ce3" office:value-type="float" office:value="0.0000001" calcext:value-type="float">
            <text:p>1.00E-07</text:p>
          </table:table-cell>
          <table:table-cell table:style-name="ce3" office:value-type="float" office:value="0.0000005" calcext:value-type="float">
            <text:p>5.00E-07</text:p>
          </table:table-cell>
          <table:table-cell table:style-name="ce3" office:value-type="float" office:value="0.000001" calcext:value-type="float">
            <text:p>1.00E-06</text:p>
          </table:table-cell>
          <table:table-cell table:style-name="ce3" office:value-type="float" office:value="0.000005" calcext:value-type="float">
            <text:p>5.00E-06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3" office:value-type="float" office:value="0.00005" calcext:value-type="float">
            <text:p>5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epbox_lifetimefactor [-]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18"/>
        </table:table-row>
        <table:table-row table:style-name="ro1">
          <table:table-cell/>
          <table:table-cell table:style-name="Default" table:formula="of:=PRODUCT([.B124:.B136])" office:value-type="float" office:value="360" calcext:value-type="float">
            <text:p>36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stimated time [s]</text:p>
          </table:table-cell>
          <table:table-cell table:style-name="Default" table:formula="of:=[.B137]*60" office:value-type="float" office:value="21600" calcext:value-type="float">
            <text:p>2160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stimated time [h]</text:p>
          </table:table-cell>
          <table:table-cell table:style-name="Default" table:formula="of:=[.B138]/3600" office:value-type="float" office:value="6" calcext:value-type="float">
            <text:p>6</text:p>
          </table:table-cell>
          <table:table-cell table:number-columns-repeated="24"/>
        </table:table-row>
        <table:table-row table:style-name="ro1">
          <table:table-cell/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Ensemble 8</text:p>
          </table:table-cell>
          <table:table-cell table:style-name="Default" office:value-type="string" calcext:value-type="string">
            <text:p>10000 years</text:p>
          </table:table-cell>
          <table:table-cell office:value-type="string" calcext:value-type="string">
            <text:p>Timestep = 1 day</text:p>
          </table:table-cell>
          <table:table-cell office:value-type="string" calcext:value-type="string">
            <text:p>Beta = 1E12</text:p>
          </table:table-cell>
          <table:table-cell office:value-type="string" calcext:value-type="string">
            <text:p>See whether this is a important parameter as well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10"/>
          <table:table-cell table:number-columns-repeated="22"/>
        </table:table-row>
        <table:table-row table:style-name="ro1">
          <table:table-cell office:value-type="string" calcext:value-type="string">
            <text:p>µ0 [d-1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number-columns-repeated="22"/>
        </table:table-row>
        <table:table-row table:style-name="ro1">
          <table:table-cell office:value-type="string" calcext:value-type="string">
            <text:p>m_l [d-1]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23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m_q [m3 cell-1 s-1]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E-019" calcext:value-type="float">
            <text:p>1.00E-19</text:p>
          </table:table-cell>
          <table:table-cell table:style-name="ce3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Kappa [-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K_Fe_pro [mol kg-1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00001" calcext:value-type="float">
            <text:p>1.00E-09</text:p>
          </table:table-cell>
          <table:table-cell/>
          <table:table-cell table:style-name="ce5"/>
          <table:table-cell table:number-columns-repeated="21"/>
        </table:table-row>
        <table:table-row table:style-name="ro1">
          <table:table-cell office:value-type="string" calcext:value-type="string">
            <text:p>K_LDOC_pro [mol kg-1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/>
          <table:table-cell table:style-name="ce5"/>
          <table:table-cell table:number-columns-repeated="21"/>
        </table:table-row>
        <table:table-row table:style-name="ro1">
          <table:table-cell office:value-type="string" calcext:value-type="string">
            <text:p>PGE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Phi [-]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.00E+00</text:p>
          </table:table-cell>
          <table:table-cell table:style-name="ce3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style-name="ce10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ligand lifetime [yr]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igphi [-]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0.00000001" calcext:value-type="float">
            <text:p>1.00E-08</text:p>
          </table:table-cell>
          <table:table-cell table:style-name="ce3" office:value-type="float" office:value="0.00000005" calcext:value-type="float">
            <text:p>5.00E-08</text:p>
          </table:table-cell>
          <table:table-cell table:style-name="ce3" office:value-type="float" office:value="0.0000001" calcext:value-type="float">
            <text:p>1.00E-07</text:p>
          </table:table-cell>
          <table:table-cell table:style-name="ce3" office:value-type="float" office:value="0.0000005" calcext:value-type="float">
            <text:p>5.00E-07</text:p>
          </table:table-cell>
          <table:table-cell table:style-name="ce3" office:value-type="float" office:value="0.000001" calcext:value-type="float">
            <text:p>1.00E-06</text:p>
          </table:table-cell>
          <table:table-cell table:style-name="ce3" office:value-type="float" office:value="0.000005" calcext:value-type="float">
            <text:p>5.00E-06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3" office:value-type="float" office:value="0.00005" calcext:value-type="float">
            <text:p>5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eepbox_lifetimefactor [-]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18"/>
        </table:table-row>
        <table:table-row table:style-name="ro1">
          <table:table-cell/>
          <table:table-cell table:style-name="Default" table:formula="of:=PRODUCT([.B142:.B154])" office:value-type="float" office:value="360" calcext:value-type="float">
            <text:p>36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stimated time [s]</text:p>
          </table:table-cell>
          <table:table-cell table:style-name="Default" table:formula="of:=[.B155]*60" office:value-type="float" office:value="21600" calcext:value-type="float">
            <text:p>2160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stimated time [h]</text:p>
          </table:table-cell>
          <table:table-cell table:style-name="Default" table:formula="of:=[.B156]/3600" office:value-type="float" office:value="6" calcext:value-type="float">
            <text:p>6</text:p>
          </table:table-cell>
          <table:table-cell table:number-columns-repeated="24"/>
        </table:table-row>
        <table:table-row table:style-name="ro1" table:number-rows-repeated="2">
          <table:table-cell/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Ensemble 9</text:p>
          </table:table-cell>
          <table:table-cell table:style-name="Default" office:value-type="string" calcext:value-type="string">
            <text:p>10000 years</text:p>
          </table:table-cell>
          <table:table-cell office:value-type="string" calcext:value-type="string">
            <text:p>Timestep = 0.5 day</text:p>
          </table:table-cell>
          <table:table-cell table:style-name="ce48" office:value-type="string" calcext:value-type="string">
            <text:p>Beta = 1E9</text:p>
          </table:table-cell>
          <table:table-cell office:value-type="string" calcext:value-type="string">
            <text:p>ligand cycling through pb is turned on, to be consistent kappa = 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10"/>
          <table:table-cell table:number-columns-repeated="22"/>
        </table:table-row>
        <table:table-row table:style-name="ro1">
          <table:table-cell office:value-type="string" calcext:value-type="string">
            <text:p>µ0 [d-1]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1" calcext:value-type="float">
            <text:p>0.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m_l [d-1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23" office:value-type="float" office:value="0.00001" calcext:value-type="float">
            <text:p>1.00E-05</text:p>
          </table:table-cell>
          <table:table-cell table:style-name="ce23" office:value-type="float" office:value="0.0000001" calcext:value-type="float">
            <text:p>1.00E-0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_q [m3 cell-1 s-1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E-019" calcext:value-type="float">
            <text:p>1.00E-19</text:p>
          </table:table-cell>
          <table:table-cell table:style-name="ce3" office:value-type="float" office:value="1E-021" calcext:value-type="float">
            <text:p>1.00E-21</text:p>
          </table:table-cell>
          <table:table-cell table:style-name="ce3" office:value-type="float" office:value="1E-023" calcext:value-type="float">
            <text:p>1.00E-2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Kappa [-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K_Fe_pro [mol kg-1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00001" calcext:value-type="float">
            <text:p>1.00E-09</text:p>
          </table:table-cell>
          <table:table-cell/>
          <table:table-cell table:style-name="ce5"/>
          <table:table-cell table:number-columns-repeated="21"/>
        </table:table-row>
        <table:table-row table:style-name="ro1">
          <table:table-cell office:value-type="string" calcext:value-type="string">
            <text:p>K_LDOC_pro [mol kg-1]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5"/>
          <table:table-cell table:number-columns-repeated="21"/>
        </table:table-row>
        <table:table-row table:style-name="ro1">
          <table:table-cell office:value-type="string" calcext:value-type="string">
            <text:p>PGE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Phi [-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3" office:value-type="float" office:value="0.01" calcext:value-type="float">
            <text:p>1.00E-0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/>
          <table:table-cell table:style-name="ce10"/>
          <table:table-cell table:number-columns-repeated="21"/>
        </table:table-row>
        <table:table-row table:style-name="ro1">
          <table:table-cell office:value-type="string" calcext:value-type="string">
            <text:p>Ligphi [-]</text:p>
          </table:table-cell>
          <table:table-cell office:value-type="float" office:value="3" calcext:value-type="float">
            <text:p>3</text:p>
          </table:table-cell>
          <table:table-cell table:style-name="ce47" office:value-type="float" office:value="0.0000005" calcext:value-type="float">
            <text:p>5.00E-07</text:p>
          </table:table-cell>
          <table:table-cell table:style-name="ce3" office:value-type="float" office:value="0.000001" calcext:value-type="float">
            <text:p>1.00E-06</text:p>
          </table:table-cell>
          <table:table-cell table:style-name="ce3" office:value-type="float" office:value="0.000005" calcext:value-type="float">
            <text:p>5.00E-06</text:p>
          </table:table-cell>
          <table:table-cell table:number-columns-repeated="21"/>
        </table:table-row>
        <table:table-row table:style-name="ro1">
          <table:table-cell/>
          <table:table-cell table:formula="of:=PRODUCT([.B161:.B171])" office:value-type="float" office:value="324" calcext:value-type="float">
            <text:p>32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stimated time [s]</text:p>
          </table:table-cell>
          <table:table-cell table:style-name="Default" table:formula="of:=[.B172]*80" office:value-type="float" office:value="25920" calcext:value-type="float">
            <text:p>2592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stimated time [h]</text:p>
          </table:table-cell>
          <table:table-cell table:style-name="Default" table:formula="of:=[.B173]/3600" office:value-type="float" office:value="7.2" calcext:value-type="float">
            <text:p>7.2</text:p>
          </table:table-cell>
          <table:table-cell table:number-columns-repeated="24"/>
        </table:table-row>
        <table:table-row table:style-name="ro1" table:number-rows-repeated="2">
          <table:table-cell/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Ensemble 10</text:p>
          </table:table-cell>
          <table:table-cell table:style-name="Default" office:value-type="string" calcext:value-type="string">
            <text:p>10000 years</text:p>
          </table:table-cell>
          <table:table-cell office:value-type="string" calcext:value-type="string">
            <text:p>Timestep = 0.5 day</text:p>
          </table:table-cell>
          <table:table-cell table:style-name="ce42" office:value-type="string" calcext:value-type="string">
            <text:p>Beta = 1E12</text:p>
          </table:table-cell>
          <table:table-cell office:value-type="string" calcext:value-type="string">
            <text:p>ligand cycling through pb is turned on, to be consistent kappa = 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10"/>
          <table:table-cell table:number-columns-repeated="22"/>
        </table:table-row>
        <table:table-row table:style-name="ro1">
          <table:table-cell office:value-type="string" calcext:value-type="string">
            <text:p>µ0 [d-1]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1" calcext:value-type="float">
            <text:p>0.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m_l [d-1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23" office:value-type="float" office:value="0.00001" calcext:value-type="float">
            <text:p>1.00E-05</text:p>
          </table:table-cell>
          <table:table-cell table:style-name="ce23" office:value-type="float" office:value="0.0000001" calcext:value-type="float">
            <text:p>1.00E-07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_q [m3 cell-1 s-1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E-019" calcext:value-type="float">
            <text:p>1.00E-19</text:p>
          </table:table-cell>
          <table:table-cell table:style-name="ce3" office:value-type="float" office:value="1E-021" calcext:value-type="float">
            <text:p>1.00E-21</text:p>
          </table:table-cell>
          <table:table-cell table:style-name="ce3" office:value-type="float" office:value="1E-023" calcext:value-type="float">
            <text:p>1.00E-2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Kappa [-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K_Fe_pro [mol kg-1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00001" calcext:value-type="float">
            <text:p>1.00E-09</text:p>
          </table:table-cell>
          <table:table-cell/>
          <table:table-cell table:style-name="ce5"/>
          <table:table-cell table:number-columns-repeated="21"/>
        </table:table-row>
        <table:table-row table:style-name="ro1">
          <table:table-cell office:value-type="string" calcext:value-type="string">
            <text:p>K_LDOC_pro [mol kg-1]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5"/>
          <table:table-cell table:number-columns-repeated="21"/>
        </table:table-row>
        <table:table-row table:style-name="ro1">
          <table:table-cell office:value-type="string" calcext:value-type="string">
            <text:p>PGE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Phi [-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3" office:value-type="float" office:value="0.01" calcext:value-type="float">
            <text:p>1.00E-0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/>
          <table:table-cell table:style-name="ce10"/>
          <table:table-cell table:number-columns-repeated="21"/>
        </table:table-row>
        <table:table-row table:style-name="ro1">
          <table:table-cell office:value-type="string" calcext:value-type="string">
            <text:p>Ligphi [-]</text:p>
          </table:table-cell>
          <table:table-cell office:value-type="float" office:value="3" calcext:value-type="float">
            <text:p>3</text:p>
          </table:table-cell>
          <table:table-cell table:style-name="ce47" office:value-type="float" office:value="0.00000001" calcext:value-type="float">
            <text:p>1.00E-08</text:p>
          </table:table-cell>
          <table:table-cell table:style-name="ce3" office:value-type="float" office:value="0.000001" calcext:value-type="float">
            <text:p>1.00E-06</text:p>
          </table:table-cell>
          <table:table-cell table:style-name="ce3" office:value-type="float" office:value="0.000005" calcext:value-type="float">
            <text:p>5.00E-06</text:p>
          </table:table-cell>
          <table:table-cell table:number-columns-repeated="21"/>
        </table:table-row>
        <table:table-row table:style-name="ro1">
          <table:table-cell/>
          <table:table-cell table:formula="of:=PRODUCT([.B178:.B188])" office:value-type="float" office:value="324" calcext:value-type="float">
            <text:p>32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stimated time [s]</text:p>
          </table:table-cell>
          <table:table-cell table:style-name="Default" table:formula="of:=[.B189]*80" office:value-type="float" office:value="25920" calcext:value-type="float">
            <text:p>2592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stimated time [h]</text:p>
          </table:table-cell>
          <table:table-cell table:style-name="Default" table:formula="of:=[.B190]/3600" office:value-type="float" office:value="7.2" calcext:value-type="float">
            <text:p>7.2</text:p>
          </table:table-cell>
          <table:table-cell table:number-columns-repeated="24"/>
        </table:table-row>
        <table:table-row table:style-name="ro1" table:number-rows-repeated="2">
          <table:table-cell/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Ensemble 11</text:p>
          </table:table-cell>
          <table:table-cell table:style-name="Default"/>
          <table:table-cell table:number-columns-repeated="24"/>
        </table:table-row>
        <table:table-row table:style-name="ro1">
          <table:table-cell/>
          <table:table-cell table:style-name="Default" office:value-type="string" calcext:value-type="string">
            <text:p>10000 years</text:p>
          </table:table-cell>
          <table:table-cell office:value-type="string" calcext:value-type="string">
            <text:p>Timestep = 0.5 day</text:p>
          </table:table-cell>
          <table:table-cell table:style-name="ce42" office:value-type="string" calcext:value-type="string">
            <text:p>Beta = 1E9</text:p>
          </table:table-cell>
          <table:table-cell office:value-type="string" calcext:value-type="string">
            <text:p>ligand cycling through pb is turned on, to be consistent kappa = 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10"/>
          <table:table-cell table:number-columns-repeated="22"/>
        </table:table-row>
        <table:table-row table:style-name="ro1">
          <table:table-cell office:value-type="string" calcext:value-type="string">
            <text:p>µ0 [d-1]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_l [d-1]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23" office:value-type="float" office:value="0.001" calcext:value-type="float">
            <text:p>1.00E-03</text:p>
          </table:table-cell>
          <table:table-cell table:style-name="ce23" office:value-type="float" office:value="0.0001" calcext:value-type="float">
            <text:p>1.00E-04</text:p>
          </table:table-cell>
          <table:table-cell table:style-name="ce3" office:value-type="float" office:value="0.00001" calcext:value-type="float">
            <text:p>1.00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_q [m3 cell-1 s-1]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E-019" calcext:value-type="float">
            <text:p>1.00E-19</text:p>
          </table:table-cell>
          <table:table-cell table:style-name="ce3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Kappa [-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K_Fe_pro [mol kg-1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00001" calcext:value-type="float">
            <text:p>1.00E-09</text:p>
          </table:table-cell>
          <table:table-cell/>
          <table:table-cell table:style-name="ce5"/>
          <table:table-cell table:number-columns-repeated="21"/>
        </table:table-row>
        <table:table-row table:style-name="ro1">
          <table:table-cell office:value-type="string" calcext:value-type="string">
            <text:p>K_LDOC_pro [mol kg-1]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5"/>
          <table:table-cell table:number-columns-repeated="21"/>
        </table:table-row>
        <table:table-row table:style-name="ro1">
          <table:table-cell office:value-type="string" calcext:value-type="string">
            <text:p>PGE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Phi [-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5" calcext:value-type="float">
            <text:p>5.00E-03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3" office:value-type="float" office:value="0.02" calcext:value-type="float">
            <text:p>2.00E-0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/>
          <table:table-cell table:style-name="ce10"/>
          <table:table-cell table:number-columns-repeated="21"/>
        </table:table-row>
        <table:table-row table:style-name="ro1">
          <table:table-cell office:value-type="string" calcext:value-type="string">
            <text:p>Ligphi [-]</text:p>
          </table:table-cell>
          <table:table-cell office:value-type="float" office:value="3" calcext:value-type="float">
            <text:p>3</text:p>
          </table:table-cell>
          <table:table-cell table:style-name="ce47" office:value-type="float" office:value="0.00001" calcext:value-type="float">
            <text:p>1.00E-05</text:p>
          </table:table-cell>
          <table:table-cell table:style-name="ce3" office:value-type="float" office:value="0.00005" calcext:value-type="float">
            <text:p>5.00E-05</text:p>
          </table:table-cell>
          <table:table-cell table:style-name="ce3" office:value-type="float" office:value="0.0001" calcext:value-type="float">
            <text:p>1.00E-04</text:p>
          </table:table-cell>
          <table:table-cell table:number-columns-repeated="21"/>
        </table:table-row>
        <table:table-row table:style-name="ro1">
          <table:table-cell/>
          <table:table-cell table:formula="of:=PRODUCT([.B196:.B206])" office:value-type="float" office:value="216" calcext:value-type="float">
            <text:p>21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stimated time [s]</text:p>
          </table:table-cell>
          <table:table-cell table:style-name="Default" table:formula="of:=[.B207]*80" office:value-type="float" office:value="17280" calcext:value-type="float">
            <text:p>1728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stimated time [h]</text:p>
          </table:table-cell>
          <table:table-cell table:style-name="Default" table:formula="of:=[.B208]/3600" office:value-type="float" office:value="4.8" calcext:value-type="float">
            <text:p>4.8</text:p>
          </table:table-cell>
          <table:table-cell table:number-columns-repeated="24"/>
        </table:table-row>
        <table:table-row table:style-name="ro1" table:number-rows-repeated="2">
          <table:table-cell/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Ensemble 12</text:p>
          </table:table-cell>
          <table:table-cell table:style-name="Default"/>
          <table:table-cell table:number-columns-repeated="24"/>
        </table:table-row>
        <table:table-row table:style-name="ro1">
          <table:table-cell/>
          <table:table-cell table:style-name="Default" office:value-type="string" calcext:value-type="string">
            <text:p>10000 years</text:p>
          </table:table-cell>
          <table:table-cell office:value-type="string" calcext:value-type="string">
            <text:p>Timestep = 0.5 day</text:p>
          </table:table-cell>
          <table:table-cell table:style-name="ce42" office:value-type="string" calcext:value-type="string">
            <text:p>Beta = 1E12</text:p>
          </table:table-cell>
          <table:table-cell office:value-type="string" calcext:value-type="string">
            <text:p>ligand cycling through pb is turned on, to be consistent kappa = 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10"/>
          <table:table-cell table:number-columns-repeated="22"/>
        </table:table-row>
        <table:table-row table:style-name="ro1">
          <table:table-cell office:value-type="string" calcext:value-type="string">
            <text:p>µ0 [d-1]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_l [d-1]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23" office:value-type="float" office:value="0.001" calcext:value-type="float">
            <text:p>1.00E-03</text:p>
          </table:table-cell>
          <table:table-cell table:style-name="ce23" office:value-type="float" office:value="0.0001" calcext:value-type="float">
            <text:p>1.00E-04</text:p>
          </table:table-cell>
          <table:table-cell table:style-name="ce3" office:value-type="float" office:value="0.00001" calcext:value-type="float">
            <text:p>1.00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_q [m3 cell-1 s-1]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E-019" calcext:value-type="float">
            <text:p>1.00E-19</text:p>
          </table:table-cell>
          <table:table-cell table:style-name="ce3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Kappa [-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K_Fe_pro [mol kg-1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00001" calcext:value-type="float">
            <text:p>1.00E-09</text:p>
          </table:table-cell>
          <table:table-cell/>
          <table:table-cell table:style-name="ce5"/>
          <table:table-cell table:number-columns-repeated="21"/>
        </table:table-row>
        <table:table-row table:style-name="ro1">
          <table:table-cell office:value-type="string" calcext:value-type="string">
            <text:p>K_LDOC_pro [mol kg-1]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5"/>
          <table:table-cell table:number-columns-repeated="21"/>
        </table:table-row>
        <table:table-row table:style-name="ro1">
          <table:table-cell office:value-type="string" calcext:value-type="string">
            <text:p>PGE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Phi [-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5" calcext:value-type="float">
            <text:p>5.00E-03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3" office:value-type="float" office:value="0.02" calcext:value-type="float">
            <text:p>2.00E-0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/>
          <table:table-cell table:style-name="ce10"/>
          <table:table-cell table:number-columns-repeated="21"/>
        </table:table-row>
        <table:table-row table:style-name="ro1">
          <table:table-cell office:value-type="string" calcext:value-type="string">
            <text:p>Ligphi [-]</text:p>
          </table:table-cell>
          <table:table-cell office:value-type="float" office:value="3" calcext:value-type="float">
            <text:p>3</text:p>
          </table:table-cell>
          <table:table-cell table:style-name="ce47" office:value-type="float" office:value="0.00001" calcext:value-type="float">
            <text:p>1.00E-05</text:p>
          </table:table-cell>
          <table:table-cell table:style-name="ce3" office:value-type="float" office:value="0.00005" calcext:value-type="float">
            <text:p>5.00E-05</text:p>
          </table:table-cell>
          <table:table-cell table:style-name="ce3" office:value-type="float" office:value="0.0001" calcext:value-type="float">
            <text:p>1.00E-04</text:p>
          </table:table-cell>
          <table:table-cell table:number-columns-repeated="21"/>
        </table:table-row>
        <table:table-row table:style-name="ro1">
          <table:table-cell/>
          <table:table-cell table:formula="of:=PRODUCT([.B214:.B224])" office:value-type="float" office:value="216" calcext:value-type="float">
            <text:p>21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stimated time [s]</text:p>
          </table:table-cell>
          <table:table-cell table:style-name="Default" table:formula="of:=[.B225]*80" office:value-type="float" office:value="17280" calcext:value-type="float">
            <text:p>1728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stimated time [h]</text:p>
          </table:table-cell>
          <table:table-cell table:style-name="Default" table:formula="of:=[.B226]/3600" office:value-type="float" office:value="4.8" calcext:value-type="float">
            <text:p>4.8</text:p>
          </table:table-cell>
          <table:table-cell table:number-columns-repeated="24"/>
        </table:table-row>
        <table:table-row table:style-name="ro1" table:number-rows-repeated="2">
          <table:table-cell/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Ensemble 13</text:p>
          </table:table-cell>
          <table:table-cell table:style-name="ce42" office:value-type="string" calcext:value-type="string">
            <text:p>Ligand lifetime is doubled in deep box, assuming that in the deep ocean not all the Ligands are part of LDOC</text:p>
          </table:table-cell>
          <table:table-cell table:number-columns-repeated="24"/>
        </table:table-row>
        <table:table-row table:style-name="ro1">
          <table:table-cell/>
          <table:table-cell table:style-name="Default" office:value-type="string" calcext:value-type="string">
            <text:p>10000 years</text:p>
          </table:table-cell>
          <table:table-cell office:value-type="string" calcext:value-type="string">
            <text:p>Timestep = 0.5 day</text:p>
          </table:table-cell>
          <table:table-cell table:style-name="ce42" office:value-type="string" calcext:value-type="string">
            <text:p>Beta = 1E9</text:p>
          </table:table-cell>
          <table:table-cell office:value-type="string" calcext:value-type="string">
            <text:p>ligand cycling through pb is turned on, to be consistent kappa = 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10"/>
          <table:table-cell table:number-columns-repeated="22"/>
        </table:table-row>
        <table:table-row table:style-name="ro1">
          <table:table-cell office:value-type="string" calcext:value-type="string">
            <text:p>µ0 [d-1]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_l [d-1]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23" office:value-type="float" office:value="0.001" calcext:value-type="float">
            <text:p>1.00E-03</text:p>
          </table:table-cell>
          <table:table-cell table:style-name="ce23" office:value-type="float" office:value="0.0001" calcext:value-type="float">
            <text:p>1.00E-04</text:p>
          </table:table-cell>
          <table:table-cell table:style-name="ce3" office:value-type="float" office:value="0.00001" calcext:value-type="float">
            <text:p>1.00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_q [m3 cell-1 s-1]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E-019" calcext:value-type="float">
            <text:p>1.00E-19</text:p>
          </table:table-cell>
          <table:table-cell table:style-name="ce3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Kappa [-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K_Fe_pro [mol kg-1]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.0000000001" calcext:value-type="float">
            <text:p>1.00E-10</text:p>
          </table:table-cell>
          <table:table-cell table:style-name="ce5" office:value-type="float" office:value="0.000000001" calcext:value-type="float">
            <text:p>1.00E-0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K_LDOC_pro [mol kg-1]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5"/>
          <table:table-cell table:number-columns-repeated="21"/>
        </table:table-row>
        <table:table-row table:style-name="ro1">
          <table:table-cell office:value-type="string" calcext:value-type="string">
            <text:p>PGE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Phi [-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5" calcext:value-type="float">
            <text:p>5.00E-03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3" office:value-type="float" office:value="0.02" calcext:value-type="float">
            <text:p>2.00E-0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/>
          <table:table-cell table:style-name="ce10"/>
          <table:table-cell table:number-columns-repeated="21"/>
        </table:table-row>
        <table:table-row table:style-name="ro1">
          <table:table-cell office:value-type="string" calcext:value-type="string">
            <text:p>Ligphi [-]</text:p>
          </table:table-cell>
          <table:table-cell office:value-type="float" office:value="3" calcext:value-type="float">
            <text:p>3</text:p>
          </table:table-cell>
          <table:table-cell table:style-name="ce47" office:value-type="float" office:value="0.00001" calcext:value-type="float">
            <text:p>1.00E-05</text:p>
          </table:table-cell>
          <table:table-cell table:style-name="ce3" office:value-type="float" office:value="0.00005" calcext:value-type="float">
            <text:p>5.00E-05</text:p>
          </table:table-cell>
          <table:table-cell table:style-name="ce3" office:value-type="float" office:value="0.0001" calcext:value-type="float">
            <text:p>1.00E-04</text:p>
          </table:table-cell>
          <table:table-cell table:number-columns-repeated="21"/>
        </table:table-row>
        <table:table-row table:style-name="ro1">
          <table:table-cell/>
          <table:table-cell table:formula="of:=PRODUCT([.B232:.B242])" office:value-type="float" office:value="432" calcext:value-type="float">
            <text:p>43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stimated time [s]</text:p>
          </table:table-cell>
          <table:table-cell table:style-name="Default" table:formula="of:=[.B243]*80" office:value-type="float" office:value="34560" calcext:value-type="float">
            <text:p>3456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stimated time [h]</text:p>
          </table:table-cell>
          <table:table-cell table:style-name="Default" table:formula="of:=[.B244]/3600" office:value-type="float" office:value="9.6" calcext:value-type="float">
            <text:p>9.6</text:p>
          </table:table-cell>
          <table:table-cell table:number-columns-repeated="24"/>
        </table:table-row>
        <table:table-row table:style-name="ro1" table:number-rows-repeated="2">
          <table:table-cell/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Ensemble 14</text:p>
          </table:table-cell>
          <table:table-cell table:style-name="ce42" office:value-type="string" calcext:value-type="string">
            <text:p>Ligand lifetime is doubled in deep box, assuming that in the deep ocean not all the Ligands are part of LDOC</text:p>
          </table:table-cell>
          <table:table-cell table:number-columns-repeated="24"/>
        </table:table-row>
        <table:table-row table:style-name="ro1">
          <table:table-cell/>
          <table:table-cell table:style-name="Default" office:value-type="string" calcext:value-type="string">
            <text:p>10000 years</text:p>
          </table:table-cell>
          <table:table-cell office:value-type="string" calcext:value-type="string">
            <text:p>Timestep = 0.5 day</text:p>
          </table:table-cell>
          <table:table-cell table:style-name="ce42" office:value-type="string" calcext:value-type="string">
            <text:p>Beta = 1E12</text:p>
          </table:table-cell>
          <table:table-cell office:value-type="string" calcext:value-type="string">
            <text:p>ligand cycling through pb is turned on, to be consistent kappa = 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10"/>
          <table:table-cell table:number-columns-repeated="22"/>
        </table:table-row>
        <table:table-row table:style-name="ro1">
          <table:table-cell office:value-type="string" calcext:value-type="string">
            <text:p>µ0 [d-1]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_l [d-1]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23" office:value-type="float" office:value="0.001" calcext:value-type="float">
            <text:p>1.00E-03</text:p>
          </table:table-cell>
          <table:table-cell table:style-name="ce23" office:value-type="float" office:value="0.0001" calcext:value-type="float">
            <text:p>1.00E-04</text:p>
          </table:table-cell>
          <table:table-cell table:style-name="ce3" office:value-type="float" office:value="0.00001" calcext:value-type="float">
            <text:p>1.00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_q [m3 cell-1 s-1]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E-019" calcext:value-type="float">
            <text:p>1.00E-19</text:p>
          </table:table-cell>
          <table:table-cell table:style-name="ce3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Kappa [-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K_Fe_pro [mol kg-1]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.0000000001" calcext:value-type="float">
            <text:p>1.00E-10</text:p>
          </table:table-cell>
          <table:table-cell table:style-name="ce5" office:value-type="float" office:value="0.000000001" calcext:value-type="float">
            <text:p>1.00E-0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K_LDOC_pro [mol kg-1]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5"/>
          <table:table-cell table:number-columns-repeated="21"/>
        </table:table-row>
        <table:table-row table:style-name="ro1">
          <table:table-cell office:value-type="string" calcext:value-type="string">
            <text:p>PGE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Phi [-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5" calcext:value-type="float">
            <text:p>5.00E-03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3" office:value-type="float" office:value="0.02" calcext:value-type="float">
            <text:p>2.00E-0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/>
          <table:table-cell table:style-name="ce10"/>
          <table:table-cell table:number-columns-repeated="21"/>
        </table:table-row>
        <table:table-row table:style-name="ro1">
          <table:table-cell office:value-type="string" calcext:value-type="string">
            <text:p>Ligphi [-]</text:p>
          </table:table-cell>
          <table:table-cell office:value-type="float" office:value="3" calcext:value-type="float">
            <text:p>3</text:p>
          </table:table-cell>
          <table:table-cell table:style-name="ce47" office:value-type="float" office:value="0.00001" calcext:value-type="float">
            <text:p>1.00E-05</text:p>
          </table:table-cell>
          <table:table-cell table:style-name="ce3" office:value-type="float" office:value="0.00005" calcext:value-type="float">
            <text:p>5.00E-05</text:p>
          </table:table-cell>
          <table:table-cell table:style-name="ce3" office:value-type="float" office:value="0.0001" calcext:value-type="float">
            <text:p>1.00E-04</text:p>
          </table:table-cell>
          <table:table-cell table:number-columns-repeated="21"/>
        </table:table-row>
        <table:table-row table:style-name="ro1">
          <table:table-cell/>
          <table:table-cell table:formula="of:=PRODUCT([.B250:.B260])" office:value-type="float" office:value="432" calcext:value-type="float">
            <text:p>43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stimated time [s]</text:p>
          </table:table-cell>
          <table:table-cell table:style-name="Default" table:formula="of:=[.B261]*80" office:value-type="float" office:value="34560" calcext:value-type="float">
            <text:p>3456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stimated time [h]</text:p>
          </table:table-cell>
          <table:table-cell table:style-name="Default" table:formula="of:=[.B262]/3600" office:value-type="float" office:value="9.6" calcext:value-type="float">
            <text:p>9.6</text:p>
          </table:table-cell>
          <table:table-cell table:number-columns-repeated="24"/>
        </table:table-row>
        <table:table-row table:style-name="ro1" table:number-rows-repeated="3">
          <table:table-cell/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Ensemble 15</text:p>
          </table:table-cell>
          <table:table-cell table:style-name="ce42" office:value-type="string" calcext:value-type="string">
            <text:p>Ligand lifetime increased by a factor of 5 in deep box, assuming that in the deep ocean not all the Ligands are part of LDOC</text:p>
          </table:table-cell>
          <table:table-cell table:number-columns-repeated="24"/>
        </table:table-row>
        <table:table-row table:style-name="ro1">
          <table:table-cell/>
          <table:table-cell table:style-name="Default" office:value-type="string" calcext:value-type="string">
            <text:p>10000 years</text:p>
          </table:table-cell>
          <table:table-cell office:value-type="string" calcext:value-type="string">
            <text:p>Timestep = 0.5 day</text:p>
          </table:table-cell>
          <table:table-cell table:style-name="ce42" office:value-type="string" calcext:value-type="string">
            <text:p>Beta = 1E9</text:p>
          </table:table-cell>
          <table:table-cell office:value-type="string" calcext:value-type="string">
            <text:p>ligand cycling through pb is turned on, to be consistent kappa = 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10"/>
          <table:table-cell table:number-columns-repeated="22"/>
        </table:table-row>
        <table:table-row table:style-name="ro1">
          <table:table-cell office:value-type="string" calcext:value-type="string">
            <text:p>µ0 [d-1]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_l [d-1]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23" office:value-type="float" office:value="0.001" calcext:value-type="float">
            <text:p>1.00E-03</text:p>
          </table:table-cell>
          <table:table-cell table:style-name="ce23" office:value-type="float" office:value="0.0001" calcext:value-type="float">
            <text:p>1.00E-04</text:p>
          </table:table-cell>
          <table:table-cell table:style-name="ce3" office:value-type="float" office:value="0.00001" calcext:value-type="float">
            <text:p>1.00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_q [m3 cell-1 s-1]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E-019" calcext:value-type="float">
            <text:p>1.00E-19</text:p>
          </table:table-cell>
          <table:table-cell table:style-name="ce3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Kappa [-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K_Fe_pro [mol kg-1]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.0000000001" calcext:value-type="float">
            <text:p>1.00E-10</text:p>
          </table:table-cell>
          <table:table-cell table:style-name="ce5" office:value-type="float" office:value="0.000000001" calcext:value-type="float">
            <text:p>1.00E-0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K_LDOC_pro [mol kg-1]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5"/>
          <table:table-cell table:number-columns-repeated="21"/>
        </table:table-row>
        <table:table-row table:style-name="ro1">
          <table:table-cell office:value-type="string" calcext:value-type="string">
            <text:p>PGE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Phi [-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5" calcext:value-type="float">
            <text:p>5.00E-03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3" office:value-type="float" office:value="0.02" calcext:value-type="float">
            <text:p>2.00E-0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/>
          <table:table-cell table:style-name="ce10"/>
          <table:table-cell table:number-columns-repeated="21"/>
        </table:table-row>
        <table:table-row table:style-name="ro1">
          <table:table-cell office:value-type="string" calcext:value-type="string">
            <text:p>Ligphi [-]</text:p>
          </table:table-cell>
          <table:table-cell office:value-type="float" office:value="3" calcext:value-type="float">
            <text:p>3</text:p>
          </table:table-cell>
          <table:table-cell table:style-name="ce47" office:value-type="float" office:value="0.00001" calcext:value-type="float">
            <text:p>1.00E-05</text:p>
          </table:table-cell>
          <table:table-cell table:style-name="ce3" office:value-type="float" office:value="0.00005" calcext:value-type="float">
            <text:p>5.00E-05</text:p>
          </table:table-cell>
          <table:table-cell table:style-name="ce3" office:value-type="float" office:value="0.0001" calcext:value-type="float">
            <text:p>1.00E-04</text:p>
          </table:table-cell>
          <table:table-cell table:number-columns-repeated="21"/>
        </table:table-row>
        <table:table-row table:style-name="ro1">
          <table:table-cell/>
          <table:table-cell table:formula="of:=PRODUCT([.B269:.B279])" office:value-type="float" office:value="432" calcext:value-type="float">
            <text:p>43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stimated time [s]</text:p>
          </table:table-cell>
          <table:table-cell table:style-name="Default" table:formula="of:=[.B280]*80" office:value-type="float" office:value="34560" calcext:value-type="float">
            <text:p>3456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stimated time [h]</text:p>
          </table:table-cell>
          <table:table-cell table:style-name="Default" table:formula="of:=[.B281]/3600" office:value-type="float" office:value="9.6" calcext:value-type="float">
            <text:p>9.6</text:p>
          </table:table-cell>
          <table:table-cell table:number-columns-repeated="24"/>
        </table:table-row>
        <table:table-row table:style-name="ro1" table:number-rows-repeated="2">
          <table:table-cell/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Ensemble 16</text:p>
          </table:table-cell>
          <table:table-cell table:style-name="ce42" office:value-type="string" calcext:value-type="string">
            <text:p>Ligand lifetime increased by a factor of 5 in deep box, assuming that in the deep ocean not all the Ligands are part of LDOC</text:p>
          </table:table-cell>
          <table:table-cell table:number-columns-repeated="24"/>
        </table:table-row>
        <table:table-row table:style-name="ro1">
          <table:table-cell/>
          <table:table-cell table:style-name="Default" office:value-type="string" calcext:value-type="string">
            <text:p>10000 years</text:p>
          </table:table-cell>
          <table:table-cell office:value-type="string" calcext:value-type="string">
            <text:p>Timestep = 0.5 day</text:p>
          </table:table-cell>
          <table:table-cell table:style-name="ce42" office:value-type="string" calcext:value-type="string">
            <text:p>Beta = 1E12</text:p>
          </table:table-cell>
          <table:table-cell office:value-type="string" calcext:value-type="string">
            <text:p>ligand cycling through pb is turned on, to be consistent kappa = 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10"/>
          <table:table-cell table:number-columns-repeated="22"/>
        </table:table-row>
        <table:table-row table:style-name="ro1">
          <table:table-cell office:value-type="string" calcext:value-type="string">
            <text:p>µ0 [d-1]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_l [d-1]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23" office:value-type="float" office:value="0.001" calcext:value-type="float">
            <text:p>1.00E-03</text:p>
          </table:table-cell>
          <table:table-cell table:style-name="ce23" office:value-type="float" office:value="0.0001" calcext:value-type="float">
            <text:p>1.00E-04</text:p>
          </table:table-cell>
          <table:table-cell table:style-name="ce3" office:value-type="float" office:value="0.00001" calcext:value-type="float">
            <text:p>1.00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_q [m3 cell-1 s-1]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E-019" calcext:value-type="float">
            <text:p>1.00E-19</text:p>
          </table:table-cell>
          <table:table-cell table:style-name="ce3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Kappa [-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K_Fe_pro [mol kg-1]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.0000000001" calcext:value-type="float">
            <text:p>1.00E-10</text:p>
          </table:table-cell>
          <table:table-cell table:style-name="ce5" office:value-type="float" office:value="0.000000001" calcext:value-type="float">
            <text:p>1.00E-0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K_LDOC_pro [mol kg-1]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5"/>
          <table:table-cell table:number-columns-repeated="21"/>
        </table:table-row>
        <table:table-row table:style-name="ro1">
          <table:table-cell office:value-type="string" calcext:value-type="string">
            <text:p>PGE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Phi [-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5" calcext:value-type="float">
            <text:p>5.00E-03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3" office:value-type="float" office:value="0.02" calcext:value-type="float">
            <text:p>2.00E-0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/>
          <table:table-cell table:style-name="ce10"/>
          <table:table-cell table:number-columns-repeated="21"/>
        </table:table-row>
        <table:table-row table:style-name="ro1">
          <table:table-cell office:value-type="string" calcext:value-type="string">
            <text:p>Ligphi [-]</text:p>
          </table:table-cell>
          <table:table-cell office:value-type="float" office:value="3" calcext:value-type="float">
            <text:p>3</text:p>
          </table:table-cell>
          <table:table-cell table:style-name="ce47" office:value-type="float" office:value="0.00001" calcext:value-type="float">
            <text:p>1.00E-05</text:p>
          </table:table-cell>
          <table:table-cell table:style-name="ce3" office:value-type="float" office:value="0.00005" calcext:value-type="float">
            <text:p>5.00E-05</text:p>
          </table:table-cell>
          <table:table-cell table:style-name="ce3" office:value-type="float" office:value="0.0001" calcext:value-type="float">
            <text:p>1.00E-04</text:p>
          </table:table-cell>
          <table:table-cell table:number-columns-repeated="21"/>
        </table:table-row>
        <table:table-row table:style-name="ro1">
          <table:table-cell/>
          <table:table-cell table:formula="of:=PRODUCT([.B287:.B297])" office:value-type="float" office:value="432" calcext:value-type="float">
            <text:p>43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stimated time [s]</text:p>
          </table:table-cell>
          <table:table-cell table:style-name="Default" table:formula="of:=[.B298]*80" office:value-type="float" office:value="34560" calcext:value-type="float">
            <text:p>3456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stimated time [h]</text:p>
          </table:table-cell>
          <table:table-cell table:style-name="Default" table:formula="of:=[.B299]/3600" office:value-type="float" office:value="9.6" calcext:value-type="float">
            <text:p>9.6</text:p>
          </table:table-cell>
          <table:table-cell table:number-columns-repeated="24"/>
        </table:table-row>
        <table:table-row table:style-name="ro1" table:number-rows-repeated="2">
          <table:table-cell/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Ensemble 17</text:p>
          </table:table-cell>
          <table:table-cell table:style-name="ce42" office:value-type="string" calcext:value-type="string">
            <text:p>Ligand lifetime increased by a factor of 10 in deep box, assuming that in the deep ocean not all the Ligands are part of LDOC</text:p>
          </table:table-cell>
          <table:table-cell table:number-columns-repeated="24"/>
        </table:table-row>
        <table:table-row table:style-name="ro1">
          <table:table-cell/>
          <table:table-cell table:style-name="Default" office:value-type="string" calcext:value-type="string">
            <text:p>10000 years</text:p>
          </table:table-cell>
          <table:table-cell office:value-type="string" calcext:value-type="string">
            <text:p>Timestep = 0.5 day</text:p>
          </table:table-cell>
          <table:table-cell table:style-name="ce42" office:value-type="string" calcext:value-type="string">
            <text:p>Beta = 1E9</text:p>
          </table:table-cell>
          <table:table-cell office:value-type="string" calcext:value-type="string">
            <text:p>ligand cycling through pb is turned on, to be consistent kappa = 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10"/>
          <table:table-cell table:number-columns-repeated="22"/>
        </table:table-row>
        <table:table-row table:style-name="ro1">
          <table:table-cell office:value-type="string" calcext:value-type="string">
            <text:p>µ0 [d-1]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_l [d-1]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23" office:value-type="float" office:value="0.001" calcext:value-type="float">
            <text:p>1.00E-03</text:p>
          </table:table-cell>
          <table:table-cell table:style-name="ce23" office:value-type="float" office:value="0.0001" calcext:value-type="float">
            <text:p>1.00E-04</text:p>
          </table:table-cell>
          <table:table-cell table:style-name="ce3" office:value-type="float" office:value="0.00001" calcext:value-type="float">
            <text:p>1.00E-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_q [m3 cell-1 s-1]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E-019" calcext:value-type="float">
            <text:p>1.00E-19</text:p>
          </table:table-cell>
          <table:table-cell table:style-name="ce3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Kappa [-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K_Fe_pro [mol kg-1]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.0000000001" calcext:value-type="float">
            <text:p>1.00E-10</text:p>
          </table:table-cell>
          <table:table-cell table:style-name="ce5" office:value-type="float" office:value="0.000000001" calcext:value-type="float">
            <text:p>1.00E-0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K_LDOC_pro [mol kg-1]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5"/>
          <table:table-cell table:number-columns-repeated="21"/>
        </table:table-row>
        <table:table-row table:style-name="ro1">
          <table:table-cell office:value-type="string" calcext:value-type="string">
            <text:p>PGE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Phi [-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5" calcext:value-type="float">
            <text:p>5.00E-03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3" office:value-type="float" office:value="0.02" calcext:value-type="float">
            <text:p>2.00E-0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/>
          <table:table-cell table:style-name="ce10"/>
          <table:table-cell table:number-columns-repeated="21"/>
        </table:table-row>
        <table:table-row table:style-name="ro1">
          <table:table-cell office:value-type="string" calcext:value-type="string">
            <text:p>Ligphi [-]</text:p>
          </table:table-cell>
          <table:table-cell office:value-type="float" office:value="3" calcext:value-type="float">
            <text:p>3</text:p>
          </table:table-cell>
          <table:table-cell table:style-name="ce47" office:value-type="float" office:value="0.00001" calcext:value-type="float">
            <text:p>1.00E-05</text:p>
          </table:table-cell>
          <table:table-cell table:style-name="ce3" office:value-type="float" office:value="0.00005" calcext:value-type="float">
            <text:p>5.00E-05</text:p>
          </table:table-cell>
          <table:table-cell table:style-name="ce3" office:value-type="float" office:value="0.0001" calcext:value-type="float">
            <text:p>1.00E-04</text:p>
          </table:table-cell>
          <table:table-cell table:number-columns-repeated="21"/>
        </table:table-row>
        <table:table-row table:style-name="ro1">
          <table:table-cell/>
          <table:table-cell table:formula="of:=PRODUCT([.B305:.B315])" office:value-type="float" office:value="432" calcext:value-type="float">
            <text:p>43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stimated time [s]</text:p>
          </table:table-cell>
          <table:table-cell table:style-name="Default" table:formula="of:=[.B316]*80" office:value-type="float" office:value="34560" calcext:value-type="float">
            <text:p>3456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stimated time [h]</text:p>
          </table:table-cell>
          <table:table-cell table:style-name="Default" table:formula="of:=[.B317]/3600" office:value-type="float" office:value="9.6" calcext:value-type="float">
            <text:p>9.6</text:p>
          </table:table-cell>
          <table:table-cell table:number-columns-repeated="24"/>
        </table:table-row>
        <table:table-row table:style-name="ro1">
          <table:table-cell/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Ensemble 18</text:p>
          </table:table-cell>
          <table:table-cell table:style-name="ce42" office:value-type="string" calcext:value-type="string">
            <text:p>Ligand lifetime increased by a factor of 10 in deep box, assuming that in the deep ocean not all the Ligands are part of LDOC</text:p>
          </table:table-cell>
          <table:table-cell table:number-columns-repeated="7"/>
          <table:table-cell table:style-name="ce42" office:value-type="string" calcext:value-type="string">
            <text:p>Ensemble 18_1</text:p>
          </table:table-cell>
          <table:table-cell table:number-columns-repeated="11"/>
          <table:table-cell table:style-name="ce42" office:value-type="string" calcext:value-type="string">
            <text:p>Ensemble 18_2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10000 years</text:p>
          </table:table-cell>
          <table:table-cell office:value-type="string" calcext:value-type="string">
            <text:p>Timestep = 0.5 day</text:p>
          </table:table-cell>
          <table:table-cell table:style-name="ce42" office:value-type="string" calcext:value-type="string">
            <text:p>Beta = 1E12</text:p>
          </table:table-cell>
          <table:table-cell office:value-type="string" calcext:value-type="string">
            <text:p>ligand cycling through pb is turned on, to be consistent kappa = 1</text:p>
          </table:table-cell>
          <table:table-cell table:number-columns-repeated="4"/>
          <table:table-cell office:value-type="string" calcext:value-type="string">
            <text:p>50000 years</text:p>
          </table:table-cell>
          <table:table-cell office:value-type="string" calcext:value-type="string">
            <text:p>Timestep = 2h</text:p>
          </table:table-cell>
          <table:table-cell table:style-name="ce42" office:value-type="string" calcext:value-type="string">
            <text:p>Beta = 1E12</text:p>
          </table:table-cell>
          <table:table-cell office:value-type="string" calcext:value-type="string">
            <text:p>ligand cycling through pb is turned on, to be consistent kappa = 1</text:p>
          </table:table-cell>
          <table:table-cell table:number-columns-repeated="8"/>
          <table:table-cell office:value-type="string" calcext:value-type="string">
            <text:p>1000 years</text:p>
          </table:table-cell>
          <table:table-cell office:value-type="string" calcext:value-type="string">
            <text:p>Timestep = 2h</text:p>
          </table:table-cell>
          <table:table-cell table:style-name="ce42" office:value-type="string" calcext:value-type="string">
            <text:p>Beta = 1E12</text:p>
          </table:table-cell>
          <table:table-cell office:value-type="string" calcext:value-type="string">
            <text:p>ligand cycling through pb is turned on, to be consistent kappa = 1</text:p>
          </table:table-cell>
          <table:table-cell/>
        </table:table-row>
        <table:table-row table:style-name="ro1"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10"/>
          <table:table-cell table:number-columns-repeated="5"/>
          <table:table-cell table:style-name="ce5" office:value-type="float" office:value="0.00004" calcext:value-type="float">
            <text:p>4.00E-05</text:p>
          </table:table-cell>
          <table:table-cell table:number-columns-repeated="9"/>
          <table:table-cell office:value-type="string" calcext:value-type="string">
            <text:p>rFeC_pb [-]</text:p>
          </table:table-cell>
          <table:table-cell office:value-type="float" office:value="3" calcext:value-type="float">
            <text:p>3</text:p>
          </table:table-cell>
          <table:table-cell table:style-name="ce55" office:value-type="float" office:value="0.00004" calcext:value-type="float">
            <text:p>4.00E-05</text:p>
          </table:table-cell>
          <table:table-cell table:style-name="ce3" office:value-type="float" office:value="0.0002" calcext:value-type="float">
            <text:p>2.00E-04</text:p>
          </table:table-cell>
          <table:table-cell table:style-name="ce3" office:value-type="float" office:value="0.0008" calcext:value-type="float">
            <text:p>8.00E-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µ0 [d-1]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µ0 [d-1]</text:p>
          </table:table-cell>
          <table:table-cell office:value-type="float" office:value="5" calcext:value-type="float">
            <text:p>5</text:p>
          </table:table-cell>
          <table:table-cell table:style-name="ce56" office:value-type="float" office:value="0.01" calcext:value-type="float">
            <text:p>0.01</text:p>
          </table:table-cell>
          <table:table-cell table:style-name="ce10"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m_l [d-1]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23" office:value-type="float" office:value="0.001" calcext:value-type="float">
            <text:p>1.00E-03</text:p>
          </table:table-cell>
          <table:table-cell table:style-name="ce23" office:value-type="float" office:value="0.0001" calcext:value-type="float">
            <text:p>1.00E-04</text:p>
          </table:table-cell>
          <table:table-cell table:style-name="ce3" office:value-type="float" office:value="0.00001" calcext:value-type="float">
            <text:p>1.00E-05</text:p>
          </table:table-cell>
          <table:table-cell table:number-columns-repeated="3"/>
          <table:table-cell table:style-name="ce3" office:value-type="float" office:value="0.001" calcext:value-type="float">
            <text:p>1.00E-03</text:p>
          </table:table-cell>
          <table:table-cell table:number-columns-repeated="9"/>
          <table:table-cell office:value-type="string" calcext:value-type="string">
            <text:p>m_l [d-1]</text:p>
          </table:table-cell>
          <table:table-cell office:value-type="float" office:value="3" calcext:value-type="float">
            <text:p>3</text:p>
          </table:table-cell>
          <table:table-cell table:style-name="ce55" office:value-type="float" office:value="0.00001" calcext:value-type="float">
            <text:p>1.00E-05</text:p>
          </table:table-cell>
          <table:table-cell table:style-name="ce3" office:value-type="float" office:value="0.00005" calcext:value-type="float">
            <text:p>5.00E-05</text:p>
          </table:table-cell>
          <table:table-cell table:style-name="ce3" office:value-type="float" office:value="0.000005" calcext:value-type="float">
            <text:p>5.00E-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_q [m3 cell-1 s-1]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E-019" calcext:value-type="float">
            <text:p>1.00E-19</text:p>
          </table:table-cell>
          <table:table-cell table:style-name="ce3" table:number-columns-repeated="2"/>
          <table:table-cell table:number-columns-repeated="4"/>
          <table:table-cell table:style-name="ce3" office:value-type="float" office:value="1E-019" calcext:value-type="float">
            <text:p>1.00E-19</text:p>
          </table:table-cell>
          <table:table-cell table:number-columns-repeated="9"/>
          <table:table-cell office:value-type="string" calcext:value-type="string">
            <text:p>m_q [m3 cell-1 s-1]</text:p>
          </table:table-cell>
          <table:table-cell office:value-type="float" office:value="3" calcext:value-type="float">
            <text:p>3</text:p>
          </table:table-cell>
          <table:table-cell table:style-name="ce55" office:value-type="float" office:value="1E-019" calcext:value-type="float">
            <text:p>1.00E-19</text:p>
          </table:table-cell>
          <table:table-cell table:style-name="ce3" office:value-type="float" office:value="1E-018" calcext:value-type="float">
            <text:p>1.00E-18</text:p>
          </table:table-cell>
          <table:table-cell table:style-name="ce3" office:value-type="float" office:value="1E-020" calcext:value-type="float">
            <text:p>1.00E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ppa [-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Kappa [-]</text:p>
          </table:table-cell>
          <table:table-cell office:value-type="float" office:value="2" calcext:value-type="float">
            <text:p>2</text:p>
          </table:table-cell>
          <table:table-cell table:style-name="ce5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_Fe_pro [mol kg-1]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.0000000001" calcext:value-type="float">
            <text:p>1.00E-10</text:p>
          </table:table-cell>
          <table:table-cell table:style-name="ce5" office:value-type="float" office:value="0.000000001" calcext:value-type="float">
            <text:p>1.00E-09</text:p>
          </table:table-cell>
          <table:table-cell table:number-columns-repeated="5"/>
          <table:table-cell table:style-name="ce5" office:value-type="float" office:value="0.000000001" calcext:value-type="float">
            <text:p>1.00E-09</text:p>
          </table:table-cell>
          <table:table-cell table:number-columns-repeated="9"/>
          <table:table-cell office:value-type="string" calcext:value-type="string">
            <text:p>K_Fe_pro [mol kg-1]</text:p>
          </table:table-cell>
          <table:table-cell office:value-type="float" office:value="3" calcext:value-type="float">
            <text:p>3</text:p>
          </table:table-cell>
          <table:table-cell table:style-name="ce55" office:value-type="float" office:value="0.0000000001" calcext:value-type="float">
            <text:p>1.00E-10</text:p>
          </table:table-cell>
          <table:table-cell table:style-name="ce3" office:value-type="float" office:value="0.0000000005" calcext:value-type="float">
            <text:p>5.00E-10</text:p>
          </table:table-cell>
          <table:table-cell table:style-name="ce3" office:value-type="float" office:value="0.000000001" calcext:value-type="float">
            <text:p>1.00E-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_LDOC_pro [mol kg-1]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5"/>
          <table:table-cell table:number-columns-repeated="4"/>
          <table:table-cell table:style-name="ce5" office:value-type="float" office:value="0.00001" calcext:value-type="float">
            <text:p>1.00E-05</text:p>
          </table:table-cell>
          <table:table-cell table:number-columns-repeated="9"/>
          <table:table-cell office:value-type="string" calcext:value-type="string">
            <text:p>K_LDOC_pro [mol kg-1]</text:p>
          </table:table-cell>
          <table:table-cell office:value-type="float" office:value="3" calcext:value-type="float">
            <text:p>3</text:p>
          </table:table-cell>
          <table:table-cell table:style-name="ce55" office:value-type="float" office:value="0.00001" calcext:value-type="float">
            <text:p>1.00E-05</text:p>
          </table:table-cell>
          <table:table-cell table:style-name="ce3" office:value-type="float" office:value="0.000005" calcext:value-type="float">
            <text:p>5.00E-06</text:p>
          </table:table-cell>
          <table:table-cell table:style-name="ce3" office:value-type="float" office:value="0.0001" calcext:value-type="float">
            <text:p>1.00E-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E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table:number-columns-repeated="2"/>
          <table:table-cell table:number-columns-repeated="4"/>
          <table:table-cell table:style-name="ce10" office:value-type="float" office:value="0.25" calcext:value-type="float">
            <text:p>0.25</text:p>
          </table:table-cell>
          <table:table-cell table:number-columns-repeated="9"/>
          <table:table-cell office:value-type="string" calcext:value-type="string">
            <text:p>PGE [-]</text:p>
          </table:table-cell>
          <table:table-cell office:value-type="float" office:value="3" calcext:value-type="float">
            <text:p>3</text:p>
          </table:table-cell>
          <table:table-cell table:style-name="ce56"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 [-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5" calcext:value-type="float">
            <text:p>5.00E-03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3" office:value-type="float" office:value="0.02" calcext:value-type="float">
            <text:p>2.00E-02</text:p>
          </table:table-cell>
          <table:table-cell table:number-columns-repeated="4"/>
          <table:table-cell table:style-name="ce3" office:value-type="float" office:value="0.02" calcext:value-type="float">
            <text:p>2.00E-02</text:p>
          </table:table-cell>
          <table:table-cell table:number-columns-repeated="9"/>
          <table:table-cell office:value-type="string" calcext:value-type="string">
            <text:p>Phi [-]</text:p>
          </table:table-cell>
          <table:table-cell office:value-type="float" office:value="3" calcext:value-type="float">
            <text:p>3</text:p>
          </table:table-cell>
          <table:table-cell table:style-name="ce55" office:value-type="float" office:value="0.005" calcext:value-type="float">
            <text:p>5.00E-03</text:p>
          </table:table-cell>
          <table:table-cell table:style-name="ce3" office:value-type="float" office:value="0.0025" calcext:value-type="float">
            <text:p>2.50E-03</text:p>
          </table:table-cell>
          <table:table-cell table:style-name="ce3" office:value-type="float" office:value="0.01" calcext:value-type="float">
            <text:p>1.00E-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/>
          <table:table-cell table:style-name="ce10"/>
          <table:table-cell table:number-columns-repeated="4"/>
          <table:table-cell table:style-name="ce10" office:value-type="float" office:value="30" calcext:value-type="float">
            <text:p>30</text:p>
          </table:table-cell>
          <table:table-cell table:number-columns-repeated="9"/>
          <table:table-cell office:value-type="string" calcext:value-type="string">
            <text:p>rCLig</text:p>
          </table:table-cell>
          <table:table-cell office:value-type="float" office:value="3" calcext:value-type="float">
            <text:p>3</text:p>
          </table:table-cell>
          <table:table-cell table:style-name="ce56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phi [-]</text:p>
          </table:table-cell>
          <table:table-cell office:value-type="float" office:value="3" calcext:value-type="float">
            <text:p>3</text:p>
          </table:table-cell>
          <table:table-cell table:style-name="ce47" office:value-type="float" office:value="0.00001" calcext:value-type="float">
            <text:p>1.00E-05</text:p>
          </table:table-cell>
          <table:table-cell table:style-name="ce3" office:value-type="float" office:value="0.00005" calcext:value-type="float">
            <text:p>5.00E-05</text:p>
          </table:table-cell>
          <table:table-cell table:style-name="ce3" office:value-type="float" office:value="0.0001" calcext:value-type="float">
            <text:p>1.00E-04</text:p>
          </table:table-cell>
          <table:table-cell table:number-columns-repeated="4"/>
          <table:table-cell table:style-name="ce5" office:value-type="float" office:value="0.0001" calcext:value-type="float">
            <text:p>1.00E-04</text:p>
          </table:table-cell>
          <table:table-cell table:number-columns-repeated="9"/>
          <table:table-cell office:value-type="string" calcext:value-type="string">
            <text:p>Ligphi [-]</text:p>
          </table:table-cell>
          <table:table-cell office:value-type="float" office:value="3" calcext:value-type="float">
            <text:p>3</text:p>
          </table:table-cell>
          <table:table-cell table:style-name="ce55" office:value-type="float" office:value="0.0001" calcext:value-type="float">
            <text:p>1.00E-04</text:p>
          </table:table-cell>
          <table:table-cell table:style-name="ce3" office:value-type="float" office:value="0.00005" calcext:value-type="float">
            <text:p>5.00E-05</text:p>
          </table:table-cell>
          <table:table-cell table:style-name="ce3" office:value-type="float" office:value="0.0002" calcext:value-type="float">
            <text:p>2.00E-04</text:p>
          </table:table-cell>
          <table:table-cell table:number-columns-repeated="2"/>
        </table:table-row>
        <table:table-row table:style-name="ro1">
          <table:table-cell/>
          <table:table-cell table:formula="of:=PRODUCT([.B322:.B332])" office:value-type="float" office:value="432" calcext:value-type="float">
            <text:p>432</text:p>
          </table:table-cell>
          <table:table-cell table:number-columns-repeated="7"/>
          <table:table-cell office:value-type="string" calcext:value-type="string">
            <text:p>Testing different µ0 with a smaller timestep in a setting where I know that after 10000 years we should arrive at reasonable conditions</text:p>
          </table:table-cell>
          <table:table-cell table:number-columns-repeated="10"/>
          <table:table-cell table:formula="of:=PRODUCT([.U322:.U332])" office:value-type="float" office:value="196830" calcext:value-type="float">
            <text:p>196830</text:p>
          </table:table-cell>
          <table:table-cell office:value-type="string" calcext:value-type="string">
            <text:p>Testing different µ0 with a smaller timestep in a setting where I know that after 10000 years we should arrive at reasonable conditio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timated time [s]</text:p>
          </table:table-cell>
          <table:table-cell table:style-name="Default" table:formula="of:=[.B333]*80" office:value-type="float" office:value="34560" calcext:value-type="float">
            <text:p>34560</text:p>
          </table:table-cell>
          <table:table-cell table:number-columns-repeated="7"/>
          <table:table-cell office:value-type="string" calcext:value-type="string">
            <text:p>Writing out concentrations every 50 years</text:p>
          </table:table-cell>
          <table:table-cell table:number-columns-repeated="11"/>
          <table:table-cell office:value-type="string" calcext:value-type="string">
            <text:p>Writing out concentrations every 50 yea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timated time [h]</text:p>
          </table:table-cell>
          <table:table-cell table:style-name="Default" table:formula="of:=[.B334]/3600" office:value-type="float" office:value="9.6" calcext:value-type="float">
            <text:p>9.6</text:p>
          </table:table-cell>
          <table:table-cell table:number-columns-repeated="7"/>
          <table:table-cell office:value-type="string" calcext:value-type="string">
            <text:p>Hope to see whether a smaller timestep reduces the problem of instability for higher µ0 and whether conditions after 10000 are stable</text:p>
          </table:table-cell>
          <table:table-cell table:number-columns-repeated="11"/>
          <table:table-cell office:value-type="string" calcext:value-type="string">
            <text:p>Hope to see whether a smaller timestep reduces the problem of instability for higher µ0 and whether conditions after 10000 are stable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4"/>
        </table:table-row>
        <table:table-row table:style-name="ro1">
          <table:table-cell table:style-name="ce42" office:value-type="string" calcext:value-type="string">
            <text:p>Still need to review and run</text:p>
          </table:table-cell>
          <table:table-cell table:style-name="Default"/>
          <table:table-cell table:number-columns-repeated="7"/>
          <table:table-cell table:style-name="ce42" office:value-type="string" calcext:value-type="string">
            <text:p>Even after 1000 years there is a steady state under these conditions!!! → can use smaller time step (1h) and still run more ensemble members at the same time</text:p>
          </table:table-cell>
          <table:table-cell table:number-columns-repeated="11"/>
          <table:table-cell table:style-name="ce42" office:value-type="string" calcext:value-type="string">
            <text:p>Even after 1000 years there is a steady state under these conditions!!! → can use smaller time step (1h) and still run more ensemble members at the same ti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semble 19</text:p>
          </table:table-cell>
          <table:table-cell table:style-name="ce42" office:value-type="string" calcext:value-type="string">
            <text:p>Ligand lifetime increased by a factor of 10 in deep box, assuming that in the deep ocean not all the Ligands are part of LDOC</text:p>
          </table:table-cell>
          <table:table-cell table:number-columns-repeated="24"/>
        </table:table-row>
        <table:table-row table:style-name="ro1">
          <table:table-cell/>
          <table:table-cell table:style-name="Default" office:value-type="string" calcext:value-type="string">
            <text:p>10000 years</text:p>
          </table:table-cell>
          <table:table-cell office:value-type="string" calcext:value-type="string">
            <text:p>Timestep = 1/3 day</text:p>
          </table:table-cell>
          <table:table-cell table:style-name="ce42" office:value-type="string" calcext:value-type="string">
            <text:p>Beta = 1E12</text:p>
          </table:table-cell>
          <table:table-cell office:value-type="string" calcext:value-type="string">
            <text:p>ligand cycling through pb is turned on, to be consistent kappa = 1</text:p>
          </table:table-cell>
          <table:table-cell table:number-columns-repeated="4"/>
          <table:table-cell table:style-name="ce42"/>
          <table:table-cell table:number-columns-repeated="16"/>
        </table:table-row>
        <table:table-row table:style-name="ro1"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40" calcext:value-type="float">
            <text:p>4.00E+01</text:p>
          </table:table-cell>
          <table:table-cell table:style-name="ce10"/>
          <table:table-cell table:number-columns-repeated="7"/>
          <table:table-cell table:style-name="ce42"/>
          <table:table-cell table:number-columns-repeated="14"/>
        </table:table-row>
        <table:table-row table:style-name="ro1">
          <table:table-cell office:value-type="string" calcext:value-type="string">
            <text:p>µ0 [d-1]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5"/>
          <table:table-cell table:style-name="ce5"/>
          <table:table-cell table:number-columns-repeated="10"/>
          <table:table-cell office:value-type="string" calcext:value-type="string">
            <text:p>Ensemble 18_5</text:p>
          </table:table-cell>
          <table:table-cell table:number-columns-repeated="2"/>
          <table:table-cell office:value-type="string" calcext:value-type="string">
            <text:p>Ensemble 18_3</text:p>
          </table:table-cell>
          <table:table-cell/>
          <table:table-cell office:value-type="string" calcext:value-type="string">
            <text:p>Ensemble 18_4</text:p>
          </table:table-cell>
        </table:table-row>
        <table:table-row table:style-name="ro1">
          <table:table-cell office:value-type="string" calcext:value-type="string">
            <text:p>m_l [d-1]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23" office:value-type="float" office:value="0.001" calcext:value-type="float">
            <text:p>1.00E-03</text:p>
          </table:table-cell>
          <table:table-cell table:style-name="ce23" office:value-type="float" office:value="0.0001" calcext:value-type="float">
            <text:p>1.00E-04</text:p>
          </table:table-cell>
          <table:table-cell table:style-name="ce3" office:value-type="float" office:value="0.00001" calcext:value-type="float">
            <text:p>1.00E-05</text:p>
          </table:table-cell>
          <table:table-cell table:number-columns-repeated="3"/>
          <table:table-cell table:style-name="ce10" table:number-columns-repeated="2"/>
          <table:table-cell table:number-columns-repeated="9"/>
          <table:table-cell office:value-type="string" calcext:value-type="string">
            <text:p>µ0 [d-1]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m_q [m3 cell-1 s-1]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E-019" calcext:value-type="float">
            <text:p>1.00E-19</text:p>
          </table:table-cell>
          <table:table-cell table:style-name="ce3" office:value-type="float" office:value="1E-020" calcext:value-type="float">
            <text:p>1.00E-20</text:p>
          </table:table-cell>
          <table:table-cell table:style-name="ce3"/>
          <table:table-cell table:number-columns-repeated="4"/>
          <table:table-cell table:style-name="ce3"/>
          <table:table-cell table:number-columns-repeated="10"/>
          <table:table-cell office:value-type="string" calcext:value-type="string">
            <text:p>FeC</text:p>
          </table:table-cell>
          <table:table-cell table:style-name="ce3" office:value-type="float" office:value="0.00004" calcext:value-type="float">
            <text:p>4.00E-05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Kappa [-]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style-name="ce3"/>
          <table:table-cell table:number-columns-repeated="16"/>
        </table:table-row>
        <table:table-row table:style-name="ro1">
          <table:table-cell office:value-type="string" calcext:value-type="string">
            <text:p>K_Fe_pro [mol kg-1]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.000000001" calcext:value-type="float">
            <text:p>1.00E-09</text:p>
          </table:table-cell>
          <table:table-cell table:style-name="ce5" office:value-type="float" office:value="0.0000000001" calcext:value-type="float">
            <text:p>1.00E-1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K_LDOC_pro [mol kg-1]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.00001" calcext:value-type="float">
            <text:p>1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5"/>
          <table:table-cell table:number-columns-repeated="4"/>
          <table:table-cell table:style-name="ce5"/>
          <table:table-cell table:number-columns-repeated="10"/>
          <table:table-cell office:value-type="string" calcext:value-type="string">
            <text:p>Try next: higher µ0 and higher K_LDO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GE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table:number-columns-repeated="2"/>
          <table:table-cell table:number-columns-repeated="4"/>
          <table:table-cell table:style-name="ce5"/>
          <table:table-cell table:style-name="ce3" table:number-columns-repeated="6"/>
          <table:table-cell table:number-columns-repeated="4"/>
          <table:table-cell office:value-type="string" calcext:value-type="string">
            <text:p>Once default runs are established try runs with interactive atmosphe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hi [-]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005" calcext:value-type="float">
            <text:p>5.00E-03</text:p>
          </table:table-cell>
          <table:table-cell table:style-name="ce3" office:value-type="float" office:value="0.02" calcext:value-type="float">
            <text:p>2.00E-02</text:p>
          </table:table-cell>
          <table:table-cell table:style-name="ce3"/>
          <table:table-cell table:number-columns-repeated="4"/>
          <table:table-cell table:style-name="ce10"/>
          <table:table-cell table:number-columns-repeated="10"/>
          <table:table-cell office:value-type="string" calcext:value-type="string">
            <text:p>Can also try to parametrize µ0 according to its temperature depende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30" calcext:value-type="float">
            <text:p>3.00E+01</text:p>
          </table:table-cell>
          <table:table-cell table:style-name="ce3" table:number-columns-repeated="2"/>
          <table:table-cell table:number-columns-repeated="4"/>
          <table:table-cell table:style-name="ce3"/>
          <table:table-cell table:number-columns-repeated="16"/>
        </table:table-row>
        <table:table-row table:style-name="ro1">
          <table:table-cell office:value-type="string" calcext:value-type="string">
            <text:p>Ligphi [-]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02" calcext:value-type="float">
            <text:p>2.00E-04</text:p>
          </table:table-cell>
          <table:table-cell table:number-columns-repeated="5"/>
          <table:table-cell table:style-name="ce10"/>
          <table:table-cell table:number-columns-repeated="16"/>
        </table:table-row>
        <table:table-row table:style-name="ro1">
          <table:table-cell/>
          <table:table-cell table:formula="of:=PRODUCT([.B340:.B350])" office:value-type="float" office:value="256" calcext:value-type="float">
            <text:p>256</text:p>
          </table:table-cell>
          <table:table-cell table:number-columns-repeated="7"/>
          <table:table-cell table:style-name="ce5"/>
          <table:table-cell table:number-columns-repeated="16"/>
        </table:table-row>
        <table:table-row table:style-name="ro1">
          <table:table-cell office:value-type="string" calcext:value-type="string">
            <text:p>Estimated time [s]</text:p>
          </table:table-cell>
          <table:table-cell table:style-name="Default" table:formula="of:=[.B351]*120" office:value-type="float" office:value="30720" calcext:value-type="float">
            <text:p>3072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Estimated time [h]</text:p>
          </table:table-cell>
          <table:table-cell table:style-name="Default" table:formula="of:=[.B352]/3600" office:value-type="float" office:value="8.53333333333333" calcext:value-type="float">
            <text:p>8.53333333333333</text:p>
          </table:table-cell>
          <table:table-cell table:number-columns-repeated="24"/>
        </table:table-row>
        <table:table-row table:style-name="ro1">
          <table:table-cell/>
          <table:table-cell table:style-name="Default"/>
          <table:table-cell table:number-columns-repeated="2"/>
          <table:table-cell table:formula="of:=86400/3" office:value-type="float" office:value="28800" calcext:value-type="float">
            <text:p>28800</text:p>
          </table:table-cell>
          <table:table-cell table:number-columns-repeated="21"/>
        </table:table-row>
        <table:table-row table:style-name="ro1" table:number-rows-repeated="2">
          <table:table-cell/>
          <table:table-cell table:style-name="Default"/>
          <table:table-cell table:number-columns-repeated="24"/>
        </table:table-row>
        <table:table-row table:style-name="ro1">
          <table:table-cell table:style-name="ce42" office:value-type="string" calcext:value-type="string">
            <text:p>Ensemble 20</text:p>
          </table:table-cell>
          <table:table-cell table:style-name="Default" office:value-type="string" calcext:value-type="string">
            <text:p>2000 year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2000 years</text:p>
          </table:table-cell>
          <table:table-cell table:style-name="Default" office:value-type="string" calcext:value-type="string">
            <text:p>Timestep = 1h</text:p>
          </table:table-cell>
          <table:table-cell table:style-name="ce42" office:value-type="string" calcext:value-type="string">
            <text:p>Beta = 1E12</text:p>
          </table:table-cell>
          <table:table-cell office:value-type="string" calcext:value-type="string">
            <text:p>ligand cycling through pb is turned on, to be consistent kappa = 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FeC_pb [-]</text:p>
          </table:table-cell>
          <table:table-cell table:style-name="ce5" office:value-type="float" office:value="0.00004" calcext:value-type="float">
            <text:p>4.00E-0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µ0 [d-1]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_l [d-1]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_q [m3 cell-1 s-1]</text:p>
          </table:table-cell>
          <table:table-cell table:style-name="ce3" office:value-type="float" office:value="1E-019" calcext:value-type="float">
            <text:p>1.00E-1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Kappa [-]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K_Fe_pro [mol kg-1]</text:p>
          </table:table-cell>
          <table:table-cell table:style-name="ce5" office:value-type="float" office:value="0.000000001" calcext:value-type="float">
            <text:p>1.00E-0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K_LDOC_pro [mol kg-1]</text:p>
          </table:table-cell>
          <table:table-cell table:style-name="ce5" office:value-type="float" office:value="0.00001" calcext:value-type="float">
            <text:p>1.00E-05</text:p>
          </table:table-cell>
          <table:table-cell table:style-name="ce3" office:value-type="float" office:value="0.00003" calcext:value-type="float">
            <text:p>3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03" calcext:value-type="float">
            <text:p>3.00E-04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3" office:value-type="float" office:value="0.003" calcext:value-type="float">
            <text:p>3.00E-03</text:p>
          </table:table-cell>
          <table:table-cell table:style-name="ce3" office:value-type="float" office:value="0.01" calcext:value-type="float">
            <text:p>1.00E-0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GE [-]</text:p>
          </table:table-cell>
          <table:table-cell table:style-name="ce10" office:value-type="float" office:value="0.25" calcext:value-type="float">
            <text:p>0.2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hi [-]</text:p>
          </table:table-cell>
          <table:table-cell table:style-name="ce3" office:value-type="float" office:value="0.02" calcext:value-type="float">
            <text:p>2.00E-0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CLig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igphi [-]</text:p>
          </table:table-cell>
          <table:table-cell table:style-name="ce5" office:value-type="float" office:value="0.0001" calcext:value-type="float">
            <text:p>1.00E-04</text:p>
          </table:table-cell>
          <table:table-cell table:number-columns-repeated="24"/>
        </table:table-row>
        <table:table-row table:style-name="ro1" table:number-rows-repeated="2">
          <table:table-cell/>
          <table:table-cell table:style-name="Default"/>
          <table:table-cell table:number-columns-repeated="24"/>
        </table:table-row>
        <table:table-row table:style-name="ro1">
          <table:table-cell table:style-name="ce42" office:value-type="string" calcext:value-type="string">
            <text:p>Ensemble 21</text:p>
          </table:table-cell>
          <table:table-cell table:style-name="Default" office:value-type="string" calcext:value-type="string">
            <text:p>1000 years</text:p>
          </table:table-cell>
          <table:table-cell office:value-type="string" calcext:value-type="string">
            <text:p>Beta = 1E12</text:p>
          </table:table-cell>
          <table:table-cell table:number-columns-repeated="23"/>
        </table:table-row>
        <table:table-row table:style-name="ro1">
          <table:table-cell/>
          <table:table-cell table:style-name="Default" office:value-type="string" calcext:value-type="string">
            <text:p>Timestep = 2h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FeC_pb [-]</text:p>
          </table:table-cell>
          <table:table-cell table:style-name="Default"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3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µ0 [d-1]</text:p>
          </table:table-cell>
          <table:table-cell table:style-name="Default" office:value-type="float" office:value="2" calcext:value-type="float">
            <text:p>2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1" calcext:value-type="float">
            <text:p>0.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m_l [d-1]</text:p>
          </table:table-cell>
          <table:table-cell table:style-name="Default" office:value-type="float" office:value="1" calcext:value-type="float">
            <text:p>1</text:p>
          </table:table-cell>
          <table:table-cell table:style-name="ce5" office:value-type="float" office:value="0.00001" calcext:value-type="float">
            <text:p>1.00E-05</text:p>
          </table:table-cell>
          <table:table-cell table:style-name="ce3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m_q [m3 cell-1 s-1]</text:p>
          </table:table-cell>
          <table:table-cell table:style-name="Default" office:value-type="float" office:value="3" calcext:value-type="float">
            <text:p>3</text:p>
          </table:table-cell>
          <table:table-cell table:style-name="ce5" office:value-type="float" office:value="3E-021" calcext:value-type="float">
            <text:p>3.00E-21</text:p>
          </table:table-cell>
          <table:table-cell table:style-name="ce3" office:value-type="float" office:value="1E-021" calcext:value-type="float">
            <text:p>1.00E-21</text:p>
          </table:table-cell>
          <table:table-cell table:style-name="ce3" office:value-type="float" office:value="3E-022" calcext:value-type="float">
            <text:p>3.00E-2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Kappa [-]</text:p>
          </table:table-cell>
          <table:table-cell table:style-name="Default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K_Fe_pro [mol kg-1]</text:p>
          </table:table-cell>
          <table:table-cell table:style-name="Default" office:value-type="float" office:value="3" calcext:value-type="float">
            <text:p>3</text:p>
          </table:table-cell>
          <table:table-cell table:style-name="ce5" office:value-type="float" office:value="0.0000000001" calcext:value-type="float">
            <text:p>1.00E-10</text:p>
          </table:table-cell>
          <table:table-cell table:style-name="ce3" office:value-type="float" office:value="0.0000000003" calcext:value-type="float">
            <text:p>3.00E-10</text:p>
          </table:table-cell>
          <table:table-cell table:style-name="ce3" office:value-type="float" office:value="0.000000001" calcext:value-type="float">
            <text:p>1.00E-0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K_LDOC_pro [mol kg-1]</text:p>
          </table:table-cell>
          <table:table-cell table:style-name="Default" office:value-type="float" office:value="4" calcext:value-type="float">
            <text:p>4</text:p>
          </table:table-cell>
          <table:table-cell table:style-name="ce5" office:value-type="float" office:value="0.00001" calcext:value-type="float">
            <text:p>1.00E-05</text:p>
          </table:table-cell>
          <table:table-cell table:style-name="ce3" office:value-type="float" office:value="0.000003" calcext:value-type="float">
            <text:p>3.00E-06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GE [-]</text:p>
          </table:table-cell>
          <table:table-cell table:style-name="Default"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hi [-]</text:p>
          </table:table-cell>
          <table:table-cell table:style-name="Default" office:value-type="float" office:value="4" calcext:value-type="float">
            <text:p>4</text:p>
          </table:table-cell>
          <table:table-cell table:style-name="ce5" office:value-type="float" office:value="0.005" calcext:value-type="float">
            <text:p>5.00E-03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3" office:value-type="float" office:value="0.025" calcext:value-type="float">
            <text:p>2.50E-02</text:p>
          </table:table-cell>
          <table:table-cell table:style-name="ce3" office:value-type="float" office:value="0.05" calcext:value-type="float">
            <text:p>5.00E-0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CLig</text:p>
          </table:table-cell>
          <table:table-cell table:style-name="Default"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Ligphi [-]</text:p>
          </table:table-cell>
          <table:table-cell table:style-name="Default" office:value-type="float" office:value="4" calcext:value-type="float">
            <text:p>4</text:p>
          </table:table-cell>
          <table:table-cell table:style-name="ce3" office:value-type="float" office:value="0.00005" calcext:value-type="float">
            <text:p>5.00E-05</text:p>
          </table:table-cell>
          <table:table-cell table:style-name="ce5" office:value-type="float" office:value="0.0001" calcext:value-type="float">
            <text:p>1.00E-04</text:p>
          </table:table-cell>
          <table:table-cell table:style-name="ce3" office:value-type="float" office:value="0.00025" calcext:value-type="float">
            <text:p>2.50E-04</text:p>
          </table:table-cell>
          <table:table-cell table:style-name="ce3" office:value-type="float" office:value="0.0005" calcext:value-type="float">
            <text:p>5.00E-04</text:p>
          </table:table-cell>
          <table:table-cell table:number-columns-repeated="20"/>
        </table:table-row>
        <table:table-row table:style-name="ro1">
          <table:table-cell/>
          <table:table-cell table:style-name="Default" table:formula="of:=PRODUCT([.B374:.B384])" office:value-type="float" office:value="1152" calcext:value-type="float">
            <text:p>1152</text:p>
          </table:table-cell>
          <table:table-cell table:number-columns-repeated="24"/>
        </table:table-row>
        <table:table-row table:style-name="ro1">
          <table:table-cell/>
          <table:table-cell table:style-name="Default" office:value-type="string" calcext:value-type="string">
            <text:p>Running</text:p>
          </table:table-cell>
          <table:table-cell table:number-columns-repeated="24"/>
        </table:table-row>
        <table:table-row table:style-name="ro1">
          <table:table-cell/>
          <table:table-cell table:style-name="Default"/>
          <table:table-cell table:number-columns-repeated="24"/>
        </table:table-row>
        <table:table-row table:style-name="ro1">
          <table:table-cell table:style-name="ce42" office:value-type="string" calcext:value-type="string">
            <text:p>Ensemble 22</text:p>
          </table:table-cell>
          <table:table-cell table:style-name="Default" office:value-type="string" calcext:value-type="string">
            <text:p>1000 years</text:p>
          </table:table-cell>
          <table:table-cell office:value-type="string" calcext:value-type="string">
            <text:p>Beta = 1E12</text:p>
          </table:table-cell>
          <table:table-cell table:number-columns-repeated="23"/>
        </table:table-row>
        <table:table-row table:style-name="ro1">
          <table:table-cell/>
          <table:table-cell table:style-name="Default" office:value-type="string" calcext:value-type="string">
            <text:p>Timestep = 2h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FeC_pb [-]</text:p>
          </table:table-cell>
          <table:table-cell table:style-name="Default"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3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µ0 [d-1]</text:p>
          </table:table-cell>
          <table:table-cell table:style-name="Default" office:value-type="float" office:value="3" calcext:value-type="float">
            <text:p>3</text:p>
          </table:table-cell>
          <table:table-cell table:style-name="ce10"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_l [d-1]</text:p>
          </table:table-cell>
          <table:table-cell table:style-name="Default" office:value-type="float" office:value="3" calcext:value-type="float">
            <text:p>3</text:p>
          </table:table-cell>
          <table:table-cell table:style-name="ce5" office:value-type="float" office:value="0.00001" calcext:value-type="float">
            <text:p>1.00E-05</text:p>
          </table:table-cell>
          <table:table-cell table:style-name="ce3" office:value-type="float" office:value="0.00003" calcext:value-type="float">
            <text:p>3.00E-05</text:p>
          </table:table-cell>
          <table:table-cell table:style-name="ce3" office:value-type="float" office:value="0.0001" calcext:value-type="float">
            <text:p>1.00E-0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_q [m3 cell-1 s-1]</text:p>
          </table:table-cell>
          <table:table-cell table:style-name="Default" office:value-type="float" office:value="3" calcext:value-type="float">
            <text:p>3</text:p>
          </table:table-cell>
          <table:table-cell table:style-name="ce5" office:value-type="float" office:value="1E-019" calcext:value-type="float">
            <text:p>1.00E-19</text:p>
          </table:table-cell>
          <table:table-cell table:style-name="ce3" office:value-type="float" office:value="1E-020" calcext:value-type="float">
            <text:p>1.00E-20</text:p>
          </table:table-cell>
          <table:table-cell table:style-name="ce3" office:value-type="float" office:value="1E-021" calcext:value-type="float">
            <text:p>1.00E-2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Kappa [-]</text:p>
          </table:table-cell>
          <table:table-cell table:style-name="Default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K_Fe_pro [mol kg-1]</text:p>
          </table:table-cell>
          <table:table-cell table:style-name="Default" office:value-type="float" office:value="1" calcext:value-type="float">
            <text:p>1</text:p>
          </table:table-cell>
          <table:table-cell table:style-name="ce51" office:value-type="float" office:value="0.000000001" calcext:value-type="float">
            <text:p>1.00E-09</text:p>
          </table:table-cell>
          <table:table-cell table:style-name="ce53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K_LDOC_pro [mol kg-1]</text:p>
          </table:table-cell>
          <table:table-cell table:style-name="Default" office:value-type="float" office:value="3" calcext:value-type="float">
            <text:p>3</text:p>
          </table:table-cell>
          <table:table-cell table:style-name="ce5" office:value-type="float" office:value="0.00001" calcext:value-type="float">
            <text:p>1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GE [-]</text:p>
          </table:table-cell>
          <table:table-cell table:style-name="Default"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Phi [-]</text:p>
          </table:table-cell>
          <table:table-cell table:style-name="Default" office:value-type="float" office:value="4" calcext:value-type="float">
            <text:p>4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3" office:value-type="float" office:value="0.03" calcext:value-type="float">
            <text:p>3.00E-02</text:p>
          </table:table-cell>
          <table:table-cell table:style-name="ce3" office:value-type="float" office:value="0.05" calcext:value-type="float">
            <text:p>5.00E-02</text:p>
          </table:table-cell>
          <table:table-cell table:style-name="ce3" office:value-type="float" office:value="0.1" calcext:value-type="float">
            <text:p>1.00E-0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CLig</text:p>
          </table:table-cell>
          <table:table-cell table:style-name="Default"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Ligphi [-]</text:p>
          </table:table-cell>
          <table:table-cell table:style-name="Default" office:value-type="float" office:value="4" calcext:value-type="float">
            <text:p>4</text:p>
          </table:table-cell>
          <table:table-cell table:style-name="ce3" office:value-type="float" office:value="0.00003" calcext:value-type="float">
            <text:p>3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5" office:value-type="float" office:value="0.0003" calcext:value-type="float">
            <text:p>3.00E-04</text:p>
          </table:table-cell>
          <table:table-cell table:style-name="ce3" office:value-type="float" office:value="0.0005" calcext:value-type="float">
            <text:p>5.00E-04</text:p>
          </table:table-cell>
          <table:table-cell table:number-columns-repeated="20"/>
        </table:table-row>
        <table:table-row table:style-name="ro1">
          <table:table-cell/>
          <table:table-cell table:style-name="Default" table:formula="of:=PRODUCT([.B390:.B400])" office:value-type="float" office:value="1296" calcext:value-type="float">
            <text:p>129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Lets hope for the best</text:p>
          </table:table-cell>
          <table:table-cell table:style-name="Default" office:value-type="string" calcext:value-type="string">
            <text:p>Running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S Gothic" style:language-asian="zxx" style:country-asian="none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6">00/00/0000</text:date>, <text:time style:data-style-name="N2" text:time-value="08:50:12.98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21T17:21:12.860000000</meta:creation-date>
    <dc:date>2023-12-06T19:20:02.559000000</dc:date>
    <meta:editing-duration>P4DT20H35M28S</meta:editing-duration>
    <meta:editing-cycles>52</meta:editing-cycles>
    <meta:generator>LibreOffice/7.1.6.2$Windows_X86_64 LibreOffice_project/0e133318fcee89abacd6a7d077e292f1145735c3</meta:generator>
    <meta:document-statistic meta:table-count="2" meta:cell-count="1942" meta:object-count="0"/>
  </office:meta>
</office:document-meta>
</file>